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page"/>
    </style:style>
    <style:style style:name="Таблица1.A" style:family="table-column">
      <style:table-column-properties style:column-width="6.334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138cm" table:align="margins" style:writing-mode="page"/>
    </style:style>
    <style:style style:name="Таблица2.A" style:family="table-column">
      <style:table-column-properties style:column-width="6.138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962cm" fo:margin-left="0cm" table:align="left" style:writing-mode="page"/>
    </style:style>
    <style:style style:name="Таблица3.A" style:family="table-column">
      <style:table-column-properties style:column-width="1.517cm"/>
    </style:style>
    <style:style style:name="Таблица3.B" style:family="table-column">
      <style:table-column-properties style:column-width="2.187cm"/>
    </style:style>
    <style:style style:name="Таблица3.C" style:family="table-column">
      <style:table-column-properties style:column-width="2.25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944cm" table:align="margins" style:writing-mode="page"/>
    </style:style>
    <style:style style:name="Таблица4.A" style:family="table-column">
      <style:table-column-properties style:column-width="1.981cm" style:rel-column-width="21845*"/>
    </style:style>
    <style:style style:name="Таблица4.B" style:family="table-column">
      <style:table-column-properties style:column-width="1.981cm" style:rel-column-width="21844*"/>
    </style:style>
    <style:style style:name="Таблица4.C" style:family="table-column">
      <style:table-column-properties style:column-width="1.981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4cm" table:align="margins" style:writing-mode="page"/>
    </style:style>
    <style:style style:name="Таблица5.A" style:family="table-column">
      <style:table-column-properties style:column-width="0.706cm" style:rel-column-width="7530*"/>
    </style:style>
    <style:style style:name="Таблица5.B" style:family="table-column">
      <style:table-column-properties style:column-width="4.692cm" style:rel-column-width="50078*"/>
    </style:style>
    <style:style style:name="Таблица5.C" style:family="table-column">
      <style:table-column-properties style:column-width="0.743cm" style:rel-column-width="792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6.14cm" table:align="margins" style:writing-mode="page"/>
    </style:style>
    <style:style style:name="Таблица6.A" style:family="table-column">
      <style:table-column-properties style:column-width="6.14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5.962cm" fo:margin-left="0cm" table:align="left" style:writing-mode="page"/>
    </style:style>
    <style:style style:name="Таблица7.A" style:family="table-column">
      <style:table-column-properties style:column-width="1.305cm"/>
    </style:style>
    <style:style style:name="Таблица7.B" style:family="table-column">
      <style:table-column-properties style:column-width="2.081cm"/>
    </style:style>
    <style:style style:name="Таблица7.C" style:family="table-column">
      <style:table-column-properties style:column-width="2.575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5.962cm" fo:margin-left="0cm" table:align="left" style:writing-mode="page"/>
    </style:style>
    <style:style style:name="Таблица8.A" style:family="table-column">
      <style:table-column-properties style:column-width="1.305cm"/>
    </style:style>
    <style:style style:name="Таблица8.B" style:family="table-column">
      <style:table-column-properties style:column-width="2.081cm"/>
    </style:style>
    <style:style style:name="Таблица8.C" style:family="table-column">
      <style:table-column-properties style:column-width="2.57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6.14cm" table:align="margins" style:writing-mode="page"/>
    </style:style>
    <style:style style:name="Таблица9.A" style:family="table-column">
      <style:table-column-properties style:column-width="0.706cm" style:rel-column-width="7530*"/>
    </style:style>
    <style:style style:name="Таблица9.B" style:family="table-column">
      <style:table-column-properties style:column-width="4.692cm" style:rel-column-width="50078*"/>
    </style:style>
    <style:style style:name="Таблица9.C" style:family="table-column">
      <style:table-column-properties style:column-width="0.743cm" style:rel-column-width="792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14cm" table:align="margins" style:writing-mode="page"/>
    </style:style>
    <style:style style:name="Таблица10.A" style:family="table-column">
      <style:table-column-properties style:column-width="6.14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5.962cm" fo:margin-left="0cm" table:align="left" style:writing-mode="page"/>
    </style:style>
    <style:style style:name="Таблица11.A" style:family="table-column">
      <style:table-column-properties style:column-width="1.305cm"/>
    </style:style>
    <style:style style:name="Таблица11.B" style:family="table-column">
      <style:table-column-properties style:column-width="2.081cm"/>
    </style:style>
    <style:style style:name="Таблица11.C" style:family="table-column">
      <style:table-column-properties style:column-width="2.575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5.962cm" fo:margin-left="0cm" table:align="left" style:writing-mode="page"/>
    </style:style>
    <style:style style:name="Таблица12.A" style:family="table-column">
      <style:table-column-properties style:column-width="1.305cm"/>
    </style:style>
    <style:style style:name="Таблица12.B" style:family="table-column">
      <style:table-column-properties style:column-width="2.081cm"/>
    </style:style>
    <style:style style:name="Таблица12.C" style:family="table-column">
      <style:table-column-properties style:column-width="2.57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9.001cm" table:align="margins" style:writing-mode="page"/>
    </style:style>
    <style:style style:name="Таблица13.A" style:family="table-column">
      <style:table-column-properties style:column-width="6.334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138cm" table:align="margins" style:writing-mode="page"/>
    </style:style>
    <style:style style:name="Таблица14.A" style:family="table-column">
      <style:table-column-properties style:column-width="6.138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5.962cm" fo:margin-left="0cm" table:align="left" style:writing-mode="page"/>
    </style:style>
    <style:style style:name="Таблица15.A" style:family="table-column">
      <style:table-column-properties style:column-width="1.517cm"/>
    </style:style>
    <style:style style:name="Таблица15.B" style:family="table-column">
      <style:table-column-properties style:column-width="2.187cm"/>
    </style:style>
    <style:style style:name="Таблица15.C" style:family="table-column">
      <style:table-column-properties style:column-width="2.25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5.944cm" table:align="margins" style:writing-mode="page"/>
    </style:style>
    <style:style style:name="Таблица16.A" style:family="table-column">
      <style:table-column-properties style:column-width="1.981cm" style:rel-column-width="21845*"/>
    </style:style>
    <style:style style:name="Таблица16.B" style:family="table-column">
      <style:table-column-properties style:column-width="1.981cm" style:rel-column-width="21844*"/>
    </style:style>
    <style:style style:name="Таблица16.C" style:family="table-column">
      <style:table-column-properties style:column-width="1.981cm" style:rel-column-width="21846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6.14cm" table:align="margins" style:writing-mode="page"/>
    </style:style>
    <style:style style:name="Таблица17.A" style:family="table-column">
      <style:table-column-properties style:column-width="0.706cm" style:rel-column-width="7530*"/>
    </style:style>
    <style:style style:name="Таблица17.B" style:family="table-column">
      <style:table-column-properties style:column-width="4.692cm" style:rel-column-width="50078*"/>
    </style:style>
    <style:style style:name="Таблица17.C" style:family="table-column">
      <style:table-column-properties style:column-width="0.743cm" style:rel-column-width="7927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6.14cm" table:align="margins" style:writing-mode="page"/>
    </style:style>
    <style:style style:name="Таблица18.A" style:family="table-column">
      <style:table-column-properties style:column-width="6.14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5.962cm" fo:margin-left="0cm" table:align="left" style:writing-mode="page"/>
    </style:style>
    <style:style style:name="Таблица19.A" style:family="table-column">
      <style:table-column-properties style:column-width="1.305cm"/>
    </style:style>
    <style:style style:name="Таблица19.B" style:family="table-column">
      <style:table-column-properties style:column-width="2.081cm"/>
    </style:style>
    <style:style style:name="Таблица19.C" style:family="table-column">
      <style:table-column-properties style:column-width="2.575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5.962cm" fo:margin-left="0cm" table:align="left" style:writing-mode="page"/>
    </style:style>
    <style:style style:name="Таблица20.A" style:family="table-column">
      <style:table-column-properties style:column-width="1.305cm"/>
    </style:style>
    <style:style style:name="Таблица20.B" style:family="table-column">
      <style:table-column-properties style:column-width="2.081cm"/>
    </style:style>
    <style:style style:name="Таблица20.C" style:family="table-column">
      <style:table-column-properties style:column-width="2.57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6.14cm" table:align="margins" style:writing-mode="page"/>
    </style:style>
    <style:style style:name="Таблица21.A" style:family="table-column">
      <style:table-column-properties style:column-width="0.706cm" style:rel-column-width="7530*"/>
    </style:style>
    <style:style style:name="Таблица21.B" style:family="table-column">
      <style:table-column-properties style:column-width="4.692cm" style:rel-column-width="50078*"/>
    </style:style>
    <style:style style:name="Таблица21.C" style:family="table-column">
      <style:table-column-properties style:column-width="0.743cm" style:rel-column-width="7927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6.14cm" table:align="margins" style:writing-mode="page"/>
    </style:style>
    <style:style style:name="Таблица22.A" style:family="table-column">
      <style:table-column-properties style:column-width="6.14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5.962cm" fo:margin-left="0cm" table:align="left" style:writing-mode="page"/>
    </style:style>
    <style:style style:name="Таблица23.A" style:family="table-column">
      <style:table-column-properties style:column-width="1.305cm"/>
    </style:style>
    <style:style style:name="Таблица23.B" style:family="table-column">
      <style:table-column-properties style:column-width="2.081cm"/>
    </style:style>
    <style:style style:name="Таблица23.C" style:family="table-column">
      <style:table-column-properties style:column-width="2.575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5.962cm" fo:margin-left="0cm" table:align="left" style:writing-mode="page"/>
    </style:style>
    <style:style style:name="Таблица24.A" style:family="table-column">
      <style:table-column-properties style:column-width="1.305cm"/>
    </style:style>
    <style:style style:name="Таблица24.B" style:family="table-column">
      <style:table-column-properties style:column-width="2.081cm"/>
    </style:style>
    <style:style style:name="Таблица24.C" style:family="table-column">
      <style:table-column-properties style:column-width="2.57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9.001cm" table:align="margins" style:writing-mode="page"/>
    </style:style>
    <style:style style:name="Таблица25.A" style:family="table-column">
      <style:table-column-properties style:column-width="6.334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6.138cm" table:align="margins" style:writing-mode="page"/>
    </style:style>
    <style:style style:name="Таблица26.A" style:family="table-column">
      <style:table-column-properties style:column-width="6.138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5.962cm" fo:margin-left="0cm" table:align="left" style:writing-mode="page"/>
    </style:style>
    <style:style style:name="Таблица27.A" style:family="table-column">
      <style:table-column-properties style:column-width="1.517cm"/>
    </style:style>
    <style:style style:name="Таблица27.B" style:family="table-column">
      <style:table-column-properties style:column-width="2.187cm"/>
    </style:style>
    <style:style style:name="Таблица27.C" style:family="table-column">
      <style:table-column-properties style:column-width="2.258cm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5.944cm" table:align="margins" style:writing-mode="page"/>
    </style:style>
    <style:style style:name="Таблица28.A" style:family="table-column">
      <style:table-column-properties style:column-width="1.981cm" style:rel-column-width="21845*"/>
    </style:style>
    <style:style style:name="Таблица28.B" style:family="table-column">
      <style:table-column-properties style:column-width="1.981cm" style:rel-column-width="21844*"/>
    </style:style>
    <style:style style:name="Таблица28.C" style:family="table-column">
      <style:table-column-properties style:column-width="1.981cm" style:rel-column-width="21846*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C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6.14cm" table:align="margins" style:writing-mode="page"/>
    </style:style>
    <style:style style:name="Таблица29.A" style:family="table-column">
      <style:table-column-properties style:column-width="0.811cm" style:rel-column-width="8660*"/>
    </style:style>
    <style:style style:name="Таблица29.B" style:family="table-column">
      <style:table-column-properties style:column-width="4.48cm" style:rel-column-width="47819*"/>
    </style:style>
    <style:style style:name="Таблица29.C" style:family="table-column">
      <style:table-column-properties style:column-width="0.848cm" style:rel-column-width="9056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C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6.14cm" table:align="margins" style:writing-mode="page"/>
    </style:style>
    <style:style style:name="Таблица30.A" style:family="table-column">
      <style:table-column-properties style:column-width="6.14cm" style:rel-column-width="65535*"/>
    </style:style>
    <style:style style:name="Таблица30.A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5.962cm" fo:margin-left="0cm" table:align="left" style:writing-mode="page"/>
    </style:style>
    <style:style style:name="Таблица31.A" style:family="table-column">
      <style:table-column-properties style:column-width="1.305cm"/>
    </style:style>
    <style:style style:name="Таблица31.B" style:family="table-column">
      <style:table-column-properties style:column-width="2.081cm"/>
    </style:style>
    <style:style style:name="Таблица31.C" style:family="table-column">
      <style:table-column-properties style:column-width="2.57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C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5.962cm" fo:margin-left="0cm" table:align="left" style:writing-mode="page"/>
    </style:style>
    <style:style style:name="Таблица32.A" style:family="table-column">
      <style:table-column-properties style:column-width="1.305cm"/>
    </style:style>
    <style:style style:name="Таблица32.B" style:family="table-column">
      <style:table-column-properties style:column-width="2.081cm"/>
    </style:style>
    <style:style style:name="Таблица32.C" style:family="table-column">
      <style:table-column-properties style:column-width="2.575cm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6.14cm" table:align="margins" style:writing-mode="page"/>
    </style:style>
    <style:style style:name="Таблица33.A" style:family="table-column">
      <style:table-column-properties style:column-width="0.811cm" style:rel-column-width="8660*"/>
    </style:style>
    <style:style style:name="Таблица33.B" style:family="table-column">
      <style:table-column-properties style:column-width="4.48cm" style:rel-column-width="47819*"/>
    </style:style>
    <style:style style:name="Таблица33.C" style:family="table-column">
      <style:table-column-properties style:column-width="0.848cm" style:rel-column-width="9056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C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6.14cm" table:align="margins" style:writing-mode="page"/>
    </style:style>
    <style:style style:name="Таблица34.A" style:family="table-column">
      <style:table-column-properties style:column-width="6.14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5.962cm" fo:margin-left="0cm" table:align="left" style:writing-mode="page"/>
    </style:style>
    <style:style style:name="Таблица35.A" style:family="table-column">
      <style:table-column-properties style:column-width="1.305cm"/>
    </style:style>
    <style:style style:name="Таблица35.B" style:family="table-column">
      <style:table-column-properties style:column-width="2.081cm"/>
    </style:style>
    <style:style style:name="Таблица35.C" style:family="table-column">
      <style:table-column-properties style:column-width="2.57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C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5.962cm" fo:margin-left="0cm" table:align="left" style:writing-mode="page"/>
    </style:style>
    <style:style style:name="Таблица36.A" style:family="table-column">
      <style:table-column-properties style:column-width="1.305cm"/>
    </style:style>
    <style:style style:name="Таблица36.B" style:family="table-column">
      <style:table-column-properties style:column-width="2.081cm"/>
    </style:style>
    <style:style style:name="Таблица36.C" style:family="table-column">
      <style:table-column-properties style:column-width="2.575cm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9.001cm" table:align="margins" style:writing-mode="page"/>
    </style:style>
    <style:style style:name="Таблица37.A" style:family="table-column">
      <style:table-column-properties style:column-width="6.334cm" style:rel-column-width="21845*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C1" style:family="table-cell">
      <style:table-cell-properties fo:padding="0.097cm" fo:border="0.05pt solid #000000"/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6.138cm" table:align="margins" style:writing-mode="page"/>
    </style:style>
    <style:style style:name="Таблица38.A" style:family="table-column">
      <style:table-column-properties style:column-width="6.138cm" style:rel-column-width="65535*"/>
    </style:style>
    <style:style style:name="Таблица38.A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5.962cm" fo:margin-left="0cm" table:align="left" style:writing-mode="page"/>
    </style:style>
    <style:style style:name="Таблица39.A" style:family="table-column">
      <style:table-column-properties style:column-width="1.517cm"/>
    </style:style>
    <style:style style:name="Таблица39.B" style:family="table-column">
      <style:table-column-properties style:column-width="2.187cm"/>
    </style:style>
    <style:style style:name="Таблица39.C" style:family="table-column">
      <style:table-column-properties style:column-width="2.258cm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C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5.944cm" table:align="margins" style:writing-mode="page"/>
    </style:style>
    <style:style style:name="Таблица40.A" style:family="table-column">
      <style:table-column-properties style:column-width="1.981cm" style:rel-column-width="21845*"/>
    </style:style>
    <style:style style:name="Таблица40.B" style:family="table-column">
      <style:table-column-properties style:column-width="1.981cm" style:rel-column-width="21844*"/>
    </style:style>
    <style:style style:name="Таблица40.C" style:family="table-column">
      <style:table-column-properties style:column-width="1.981cm" style:rel-column-width="21846*"/>
    </style:style>
    <style:style style:name="Таблица4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0.C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6.14cm" table:align="margins" style:writing-mode="page"/>
    </style:style>
    <style:style style:name="Таблица41.A" style:family="table-column">
      <style:table-column-properties style:column-width="0.811cm" style:rel-column-width="8660*"/>
    </style:style>
    <style:style style:name="Таблица41.B" style:family="table-column">
      <style:table-column-properties style:column-width="4.48cm" style:rel-column-width="47819*"/>
    </style:style>
    <style:style style:name="Таблица41.C" style:family="table-column">
      <style:table-column-properties style:column-width="0.848cm" style:rel-column-width="9056*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C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6.14cm" table:align="margins" style:writing-mode="page"/>
    </style:style>
    <style:style style:name="Таблица42.A" style:family="table-column">
      <style:table-column-properties style:column-width="6.14cm" style:rel-column-width="65535*"/>
    </style:style>
    <style:style style:name="Таблица42.A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5.962cm" fo:margin-left="0cm" table:align="left" style:writing-mode="page"/>
    </style:style>
    <style:style style:name="Таблица43.A" style:family="table-column">
      <style:table-column-properties style:column-width="1.305cm"/>
    </style:style>
    <style:style style:name="Таблица43.B" style:family="table-column">
      <style:table-column-properties style:column-width="2.081cm"/>
    </style:style>
    <style:style style:name="Таблица43.C" style:family="table-column">
      <style:table-column-properties style:column-width="2.575cm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C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5.962cm" fo:margin-left="0cm" table:align="left" style:writing-mode="page"/>
    </style:style>
    <style:style style:name="Таблица44.A" style:family="table-column">
      <style:table-column-properties style:column-width="1.305cm"/>
    </style:style>
    <style:style style:name="Таблица44.B" style:family="table-column">
      <style:table-column-properties style:column-width="2.081cm"/>
    </style:style>
    <style:style style:name="Таблица44.C" style:family="table-column">
      <style:table-column-properties style:column-width="2.575cm"/>
    </style:style>
    <style:style style:name="Таблица4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4.C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6.14cm" table:align="margins" style:writing-mode="page"/>
    </style:style>
    <style:style style:name="Таблица45.A" style:family="table-column">
      <style:table-column-properties style:column-width="0.811cm" style:rel-column-width="8660*"/>
    </style:style>
    <style:style style:name="Таблица45.B" style:family="table-column">
      <style:table-column-properties style:column-width="4.48cm" style:rel-column-width="47819*"/>
    </style:style>
    <style:style style:name="Таблица45.C" style:family="table-column">
      <style:table-column-properties style:column-width="0.848cm" style:rel-column-width="9056*"/>
    </style:style>
    <style:style style:name="Таблица4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5.C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6.14cm" table:align="margins" style:writing-mode="page"/>
    </style:style>
    <style:style style:name="Таблица46.A" style:family="table-column">
      <style:table-column-properties style:column-width="6.14cm" style:rel-column-width="65535*"/>
    </style:style>
    <style:style style:name="Таблица46.A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5.962cm" fo:margin-left="0cm" table:align="left" style:writing-mode="page"/>
    </style:style>
    <style:style style:name="Таблица47.A" style:family="table-column">
      <style:table-column-properties style:column-width="1.305cm"/>
    </style:style>
    <style:style style:name="Таблица47.B" style:family="table-column">
      <style:table-column-properties style:column-width="2.081cm"/>
    </style:style>
    <style:style style:name="Таблица47.C" style:family="table-column">
      <style:table-column-properties style:column-width="2.575cm"/>
    </style:style>
    <style:style style:name="Таблица4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7.C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5.962cm" fo:margin-left="0cm" table:align="left" style:writing-mode="page"/>
    </style:style>
    <style:style style:name="Таблица48.A" style:family="table-column">
      <style:table-column-properties style:column-width="1.305cm"/>
    </style:style>
    <style:style style:name="Таблица48.B" style:family="table-column">
      <style:table-column-properties style:column-width="2.081cm"/>
    </style:style>
    <style:style style:name="Таблица48.C" style:family="table-column">
      <style:table-column-properties style:column-width="2.575cm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C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9.001cm" table:align="margins" style:writing-mode="page"/>
    </style:style>
    <style:style style:name="Таблица49.A" style:family="table-column">
      <style:table-column-properties style:column-width="6.334cm" style:rel-column-width="21845*"/>
    </style:style>
    <style:style style:name="Таблица4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9.C1" style:family="table-cell">
      <style:table-cell-properties fo:padding="0.097cm" fo:border="0.05pt solid #000000"/>
    </style:style>
    <style:style style:name="Таблица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6.138cm" table:align="margins" style:writing-mode="page"/>
    </style:style>
    <style:style style:name="Таблица50.A" style:family="table-column">
      <style:table-column-properties style:column-width="6.138cm" style:rel-column-width="65535*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5.962cm" fo:margin-left="0cm" table:align="left" style:writing-mode="page"/>
    </style:style>
    <style:style style:name="Таблица51.A" style:family="table-column">
      <style:table-column-properties style:column-width="1.517cm"/>
    </style:style>
    <style:style style:name="Таблица51.B" style:family="table-column">
      <style:table-column-properties style:column-width="2.187cm"/>
    </style:style>
    <style:style style:name="Таблица51.C" style:family="table-column">
      <style:table-column-properties style:column-width="2.258cm"/>
    </style:style>
    <style:style style:name="Таблица5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1.C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5.944cm" table:align="margins" style:writing-mode="page"/>
    </style:style>
    <style:style style:name="Таблица52.A" style:family="table-column">
      <style:table-column-properties style:column-width="1.981cm" style:rel-column-width="21845*"/>
    </style:style>
    <style:style style:name="Таблица52.B" style:family="table-column">
      <style:table-column-properties style:column-width="1.981cm" style:rel-column-width="21844*"/>
    </style:style>
    <style:style style:name="Таблица52.C" style:family="table-column">
      <style:table-column-properties style:column-width="1.981cm" style:rel-column-width="21846*"/>
    </style:style>
    <style:style style:name="Таблица5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2.C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none" fo:border-top="none" fo:border-bottom="0.05pt solid #000000"/>
    </style:style>
    <style:style style:name="Таблица5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6.14cm" table:align="margins" style:writing-mode="page"/>
    </style:style>
    <style:style style:name="Таблица53.A" style:family="table-column">
      <style:table-column-properties style:column-width="0.811cm" style:rel-column-width="8660*"/>
    </style:style>
    <style:style style:name="Таблица53.B" style:family="table-column">
      <style:table-column-properties style:column-width="4.48cm" style:rel-column-width="47819*"/>
    </style:style>
    <style:style style:name="Таблица53.C" style:family="table-column">
      <style:table-column-properties style:column-width="0.848cm" style:rel-column-width="9056*"/>
    </style:style>
    <style:style style:name="Таблица5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C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none" fo:border-top="none" fo:border-bottom="0.05pt solid #000000"/>
    </style:style>
    <style:style style:name="Таблица5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6.14cm" table:align="margins" style:writing-mode="page"/>
    </style:style>
    <style:style style:name="Таблица54.A" style:family="table-column">
      <style:table-column-properties style:column-width="6.14cm" style:rel-column-width="65535*"/>
    </style:style>
    <style:style style:name="Таблица54.A1" style:family="table-cell">
      <style:table-cell-properties fo:padding="0.097cm" fo:border="0.05pt solid #000000"/>
    </style:style>
    <style:style style:name="Таблица5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5.962cm" fo:margin-left="0cm" table:align="left" style:writing-mode="page"/>
    </style:style>
    <style:style style:name="Таблица55.A" style:family="table-column">
      <style:table-column-properties style:column-width="1.305cm"/>
    </style:style>
    <style:style style:name="Таблица55.B" style:family="table-column">
      <style:table-column-properties style:column-width="2.081cm"/>
    </style:style>
    <style:style style:name="Таблица55.C" style:family="table-column">
      <style:table-column-properties style:column-width="2.575cm"/>
    </style:style>
    <style:style style:name="Таблица5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5.C1" style:family="table-cell">
      <style:table-cell-properties fo:padding="0.097cm" fo:border="0.05pt solid #000000"/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5.962cm" fo:margin-left="0cm" table:align="left" style:writing-mode="page"/>
    </style:style>
    <style:style style:name="Таблица56.A" style:family="table-column">
      <style:table-column-properties style:column-width="1.305cm"/>
    </style:style>
    <style:style style:name="Таблица56.B" style:family="table-column">
      <style:table-column-properties style:column-width="2.081cm"/>
    </style:style>
    <style:style style:name="Таблица56.C" style:family="table-column">
      <style:table-column-properties style:column-width="2.575cm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6.14cm" table:align="margins" style:writing-mode="page"/>
    </style:style>
    <style:style style:name="Таблица57.A" style:family="table-column">
      <style:table-column-properties style:column-width="0.811cm" style:rel-column-width="8660*"/>
    </style:style>
    <style:style style:name="Таблица57.B" style:family="table-column">
      <style:table-column-properties style:column-width="4.48cm" style:rel-column-width="47819*"/>
    </style:style>
    <style:style style:name="Таблица57.C" style:family="table-column">
      <style:table-column-properties style:column-width="0.848cm" style:rel-column-width="9056*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C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6.14cm" table:align="margins" style:writing-mode="page"/>
    </style:style>
    <style:style style:name="Таблица58.A" style:family="table-column">
      <style:table-column-properties style:column-width="6.14cm" style:rel-column-width="65535*"/>
    </style:style>
    <style:style style:name="Таблица58.A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5.962cm" fo:margin-left="0cm" table:align="left" style:writing-mode="page"/>
    </style:style>
    <style:style style:name="Таблица59.A" style:family="table-column">
      <style:table-column-properties style:column-width="1.305cm"/>
    </style:style>
    <style:style style:name="Таблица59.B" style:family="table-column">
      <style:table-column-properties style:column-width="2.081cm"/>
    </style:style>
    <style:style style:name="Таблица59.C" style:family="table-column">
      <style:table-column-properties style:column-width="2.575cm"/>
    </style:style>
    <style:style style:name="Таблица5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C1" style:family="table-cell">
      <style:table-cell-properties fo:padding="0.097cm" fo:border="0.05pt solid #000000"/>
    </style:style>
    <style:style style:name="Таблица59.A2" style:family="table-cell">
      <style:table-cell-properties fo:padding="0.097cm" fo:border-left="0.05pt solid #000000" fo:border-right="none" fo:border-top="none" fo:border-bottom="0.05pt solid #000000"/>
    </style:style>
    <style:style style:name="Таблица5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5.962cm" fo:margin-left="0cm" table:align="left" style:writing-mode="page"/>
    </style:style>
    <style:style style:name="Таблица60.A" style:family="table-column">
      <style:table-column-properties style:column-width="1.305cm"/>
    </style:style>
    <style:style style:name="Таблица60.B" style:family="table-column">
      <style:table-column-properties style:column-width="2.081cm"/>
    </style:style>
    <style:style style:name="Таблица60.C" style:family="table-column">
      <style:table-column-properties style:column-width="2.575cm"/>
    </style:style>
    <style:style style:name="Таблица6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0.C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none" fo:border-top="none" fo:border-bottom="0.05pt solid #000000"/>
    </style:style>
    <style:style style:name="Таблица6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" style:family="table">
      <style:table-properties style:width="19.001cm" table:align="margins" style:writing-mode="page"/>
    </style:style>
    <style:style style:name="Таблица61.A" style:family="table-column">
      <style:table-column-properties style:column-width="6.334cm" style:rel-column-width="21845*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C1" style:family="table-cell">
      <style:table-cell-properties fo:padding="0.097cm" fo:border="0.05pt solid #000000"/>
    </style:style>
    <style:style style:name="Таблица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6.138cm" table:align="margins" style:writing-mode="page"/>
    </style:style>
    <style:style style:name="Таблица62.A" style:family="table-column">
      <style:table-column-properties style:column-width="6.138cm" style:rel-column-width="65535*"/>
    </style:style>
    <style:style style:name="Таблица62.A1" style:family="table-cell">
      <style:table-cell-properties fo:padding="0.097cm" fo:border="0.05pt solid #000000"/>
    </style:style>
    <style:style style:name="Таблица6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5.962cm" fo:margin-left="0cm" table:align="left" style:writing-mode="page"/>
    </style:style>
    <style:style style:name="Таблица63.A" style:family="table-column">
      <style:table-column-properties style:column-width="1.517cm"/>
    </style:style>
    <style:style style:name="Таблица63.B" style:family="table-column">
      <style:table-column-properties style:column-width="2.187cm"/>
    </style:style>
    <style:style style:name="Таблица63.C" style:family="table-column">
      <style:table-column-properties style:column-width="2.258cm"/>
    </style:style>
    <style:style style:name="Таблица6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3.C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none" fo:border-top="none" fo:border-bottom="0.05pt solid #000000"/>
    </style:style>
    <style:style style:name="Таблица6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" style:family="table">
      <style:table-properties style:width="5.944cm" table:align="margins" style:writing-mode="page"/>
    </style:style>
    <style:style style:name="Таблица64.A" style:family="table-column">
      <style:table-column-properties style:column-width="1.981cm" style:rel-column-width="21845*"/>
    </style:style>
    <style:style style:name="Таблица64.B" style:family="table-column">
      <style:table-column-properties style:column-width="1.981cm" style:rel-column-width="21844*"/>
    </style:style>
    <style:style style:name="Таблица64.C" style:family="table-column">
      <style:table-column-properties style:column-width="1.981cm" style:rel-column-width="21846*"/>
    </style:style>
    <style:style style:name="Таблица6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4.C1" style:family="table-cell">
      <style:table-cell-properties fo:padding="0.097cm" fo:border="0.05pt solid #000000"/>
    </style:style>
    <style:style style:name="Таблица64.A2" style:family="table-cell">
      <style:table-cell-properties fo:padding="0.097cm" fo:border-left="0.05pt solid #000000" fo:border-right="none" fo:border-top="none" fo:border-bottom="0.05pt solid #000000"/>
    </style:style>
    <style:style style:name="Таблица6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" style:family="table">
      <style:table-properties style:width="6.14cm" table:align="margins" style:writing-mode="page"/>
    </style:style>
    <style:style style:name="Таблица65.A" style:family="table-column">
      <style:table-column-properties style:column-width="0.811cm" style:rel-column-width="8660*"/>
    </style:style>
    <style:style style:name="Таблица65.B" style:family="table-column">
      <style:table-column-properties style:column-width="4.48cm" style:rel-column-width="47819*"/>
    </style:style>
    <style:style style:name="Таблица65.C" style:family="table-column">
      <style:table-column-properties style:column-width="0.848cm" style:rel-column-width="9056*"/>
    </style:style>
    <style:style style:name="Таблица6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5.C1" style:family="table-cell">
      <style:table-cell-properties fo:padding="0.097cm" fo:border="0.05pt solid #000000"/>
    </style:style>
    <style:style style:name="Таблица65.A2" style:family="table-cell">
      <style:table-cell-properties fo:padding="0.097cm" fo:border-left="0.05pt solid #000000" fo:border-right="none" fo:border-top="none" fo:border-bottom="0.05pt solid #000000"/>
    </style:style>
    <style:style style:name="Таблица6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6" style:family="table">
      <style:table-properties style:width="6.14cm" table:align="margins" style:writing-mode="page"/>
    </style:style>
    <style:style style:name="Таблица66.A" style:family="table-column">
      <style:table-column-properties style:column-width="6.14cm" style:rel-column-width="65535*"/>
    </style:style>
    <style:style style:name="Таблица66.A1" style:family="table-cell">
      <style:table-cell-properties fo:padding="0.097cm" fo:border="0.05pt solid #000000"/>
    </style:style>
    <style:style style:name="Таблица6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7" style:family="table">
      <style:table-properties style:width="5.962cm" fo:margin-left="0cm" table:align="left" style:writing-mode="page"/>
    </style:style>
    <style:style style:name="Таблица67.A" style:family="table-column">
      <style:table-column-properties style:column-width="1.305cm"/>
    </style:style>
    <style:style style:name="Таблица67.B" style:family="table-column">
      <style:table-column-properties style:column-width="2.081cm"/>
    </style:style>
    <style:style style:name="Таблица67.C" style:family="table-column">
      <style:table-column-properties style:column-width="2.575cm"/>
    </style:style>
    <style:style style:name="Таблица6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7.C1" style:family="table-cell">
      <style:table-cell-properties fo:padding="0.097cm" fo:border="0.05pt solid #000000"/>
    </style:style>
    <style:style style:name="Таблица67.A2" style:family="table-cell">
      <style:table-cell-properties fo:padding="0.097cm" fo:border-left="0.05pt solid #000000" fo:border-right="none" fo:border-top="none" fo:border-bottom="0.05pt solid #000000"/>
    </style:style>
    <style:style style:name="Таблица6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" style:family="table">
      <style:table-properties style:width="5.962cm" fo:margin-left="0cm" table:align="left" style:writing-mode="page"/>
    </style:style>
    <style:style style:name="Таблица68.A" style:family="table-column">
      <style:table-column-properties style:column-width="1.305cm"/>
    </style:style>
    <style:style style:name="Таблица68.B" style:family="table-column">
      <style:table-column-properties style:column-width="2.081cm"/>
    </style:style>
    <style:style style:name="Таблица68.C" style:family="table-column">
      <style:table-column-properties style:column-width="2.575cm"/>
    </style:style>
    <style:style style:name="Таблица6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8.C1" style:family="table-cell">
      <style:table-cell-properties fo:padding="0.097cm" fo:border="0.05pt solid #000000"/>
    </style:style>
    <style:style style:name="Таблица68.A2" style:family="table-cell">
      <style:table-cell-properties fo:padding="0.097cm" fo:border-left="0.05pt solid #000000" fo:border-right="none" fo:border-top="none" fo:border-bottom="0.05pt solid #000000"/>
    </style:style>
    <style:style style:name="Таблица6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" style:family="table">
      <style:table-properties style:width="6.14cm" table:align="margins" style:writing-mode="page"/>
    </style:style>
    <style:style style:name="Таблица69.A" style:family="table-column">
      <style:table-column-properties style:column-width="0.811cm" style:rel-column-width="8660*"/>
    </style:style>
    <style:style style:name="Таблица69.B" style:family="table-column">
      <style:table-column-properties style:column-width="4.48cm" style:rel-column-width="47819*"/>
    </style:style>
    <style:style style:name="Таблица69.C" style:family="table-column">
      <style:table-column-properties style:column-width="0.848cm" style:rel-column-width="9056*"/>
    </style:style>
    <style:style style:name="Таблица6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9.C1" style:family="table-cell">
      <style:table-cell-properties fo:padding="0.097cm" fo:border="0.05pt solid #000000"/>
    </style:style>
    <style:style style:name="Таблица69.A2" style:family="table-cell">
      <style:table-cell-properties fo:padding="0.097cm" fo:border-left="0.05pt solid #000000" fo:border-right="none" fo:border-top="none" fo:border-bottom="0.05pt solid #000000"/>
    </style:style>
    <style:style style:name="Таблица6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0" style:family="table">
      <style:table-properties style:width="6.14cm" table:align="margins" style:writing-mode="page"/>
    </style:style>
    <style:style style:name="Таблица70.A" style:family="table-column">
      <style:table-column-properties style:column-width="6.14cm" style:rel-column-width="65535*"/>
    </style:style>
    <style:style style:name="Таблица70.A1" style:family="table-cell">
      <style:table-cell-properties fo:padding="0.097cm" fo:border="0.05pt solid #000000"/>
    </style:style>
    <style:style style:name="Таблица7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1" style:family="table">
      <style:table-properties style:width="5.962cm" fo:margin-left="0cm" table:align="left" style:writing-mode="page"/>
    </style:style>
    <style:style style:name="Таблица71.A" style:family="table-column">
      <style:table-column-properties style:column-width="1.305cm"/>
    </style:style>
    <style:style style:name="Таблица71.B" style:family="table-column">
      <style:table-column-properties style:column-width="2.081cm"/>
    </style:style>
    <style:style style:name="Таблица71.C" style:family="table-column">
      <style:table-column-properties style:column-width="2.575cm"/>
    </style:style>
    <style:style style:name="Таблица7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1.C1" style:family="table-cell">
      <style:table-cell-properties fo:padding="0.097cm" fo:border="0.05pt solid #000000"/>
    </style:style>
    <style:style style:name="Таблица71.A2" style:family="table-cell">
      <style:table-cell-properties fo:padding="0.097cm" fo:border-left="0.05pt solid #000000" fo:border-right="none" fo:border-top="none" fo:border-bottom="0.05pt solid #000000"/>
    </style:style>
    <style:style style:name="Таблица7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2" style:family="table">
      <style:table-properties style:width="5.962cm" fo:margin-left="0cm" table:align="left" style:writing-mode="page"/>
    </style:style>
    <style:style style:name="Таблица72.A" style:family="table-column">
      <style:table-column-properties style:column-width="1.305cm"/>
    </style:style>
    <style:style style:name="Таблица72.B" style:family="table-column">
      <style:table-column-properties style:column-width="2.081cm"/>
    </style:style>
    <style:style style:name="Таблица72.C" style:family="table-column">
      <style:table-column-properties style:column-width="2.575cm"/>
    </style:style>
    <style:style style:name="Таблица7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2.C1" style:family="table-cell">
      <style:table-cell-properties fo:padding="0.097cm" fo:border="0.05pt solid #000000"/>
    </style:style>
    <style:style style:name="Таблица72.A2" style:family="table-cell">
      <style:table-cell-properties fo:padding="0.097cm" fo:border-left="0.05pt solid #000000" fo:border-right="none" fo:border-top="none" fo:border-bottom="0.05pt solid #000000"/>
    </style:style>
    <style:style style:name="Таблица7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" style:family="table">
      <style:table-properties style:width="19.001cm" table:align="margins" style:writing-mode="page"/>
    </style:style>
    <style:style style:name="Таблица73.A" style:family="table-column">
      <style:table-column-properties style:column-width="6.334cm" style:rel-column-width="21845*"/>
    </style:style>
    <style:style style:name="Таблица7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3.C1" style:family="table-cell">
      <style:table-cell-properties fo:padding="0.097cm" fo:border="0.05pt solid #000000"/>
    </style:style>
    <style:style style:name="Таблица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6.138cm" table:align="margins" style:writing-mode="page"/>
    </style:style>
    <style:style style:name="Таблица74.A" style:family="table-column">
      <style:table-column-properties style:column-width="6.138cm" style:rel-column-width="65535*"/>
    </style:style>
    <style:style style:name="Таблица74.A1" style:family="table-cell">
      <style:table-cell-properties fo:padding="0.097cm" fo:border="0.05pt solid #000000"/>
    </style:style>
    <style:style style:name="Таблица7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5" style:family="table">
      <style:table-properties style:width="5.962cm" fo:margin-left="0cm" table:align="left" style:writing-mode="page"/>
    </style:style>
    <style:style style:name="Таблица75.A" style:family="table-column">
      <style:table-column-properties style:column-width="1.517cm"/>
    </style:style>
    <style:style style:name="Таблица75.B" style:family="table-column">
      <style:table-column-properties style:column-width="2.187cm"/>
    </style:style>
    <style:style style:name="Таблица75.C" style:family="table-column">
      <style:table-column-properties style:column-width="2.258cm"/>
    </style:style>
    <style:style style:name="Таблица7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5.C1" style:family="table-cell">
      <style:table-cell-properties fo:padding="0.097cm" fo:border="0.05pt solid #000000"/>
    </style:style>
    <style:style style:name="Таблица75.A2" style:family="table-cell">
      <style:table-cell-properties fo:padding="0.097cm" fo:border-left="0.05pt solid #000000" fo:border-right="none" fo:border-top="none" fo:border-bottom="0.05pt solid #000000"/>
    </style:style>
    <style:style style:name="Таблица7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6" style:family="table">
      <style:table-properties style:width="5.944cm" table:align="margins" style:writing-mode="page"/>
    </style:style>
    <style:style style:name="Таблица76.A" style:family="table-column">
      <style:table-column-properties style:column-width="1.981cm" style:rel-column-width="21845*"/>
    </style:style>
    <style:style style:name="Таблица76.B" style:family="table-column">
      <style:table-column-properties style:column-width="1.981cm" style:rel-column-width="21844*"/>
    </style:style>
    <style:style style:name="Таблица76.C" style:family="table-column">
      <style:table-column-properties style:column-width="1.981cm" style:rel-column-width="21846*"/>
    </style:style>
    <style:style style:name="Таблица7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6.C1" style:family="table-cell">
      <style:table-cell-properties fo:padding="0.097cm" fo:border="0.05pt solid #000000"/>
    </style:style>
    <style:style style:name="Таблица76.A2" style:family="table-cell">
      <style:table-cell-properties fo:padding="0.097cm" fo:border-left="0.05pt solid #000000" fo:border-right="none" fo:border-top="none" fo:border-bottom="0.05pt solid #000000"/>
    </style:style>
    <style:style style:name="Таблица7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7" style:family="table">
      <style:table-properties style:width="6.14cm" table:align="margins" style:writing-mode="page"/>
    </style:style>
    <style:style style:name="Таблица77.A" style:family="table-column">
      <style:table-column-properties style:column-width="0.811cm" style:rel-column-width="8660*"/>
    </style:style>
    <style:style style:name="Таблица77.B" style:family="table-column">
      <style:table-column-properties style:column-width="4.48cm" style:rel-column-width="47819*"/>
    </style:style>
    <style:style style:name="Таблица77.C" style:family="table-column">
      <style:table-column-properties style:column-width="0.848cm" style:rel-column-width="9056*"/>
    </style:style>
    <style:style style:name="Таблица7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7.C1" style:family="table-cell">
      <style:table-cell-properties fo:padding="0.097cm" fo:border="0.05pt solid #000000"/>
    </style:style>
    <style:style style:name="Таблица77.A2" style:family="table-cell">
      <style:table-cell-properties fo:padding="0.097cm" fo:border-left="0.05pt solid #000000" fo:border-right="none" fo:border-top="none" fo:border-bottom="0.05pt solid #000000"/>
    </style:style>
    <style:style style:name="Таблица7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8" style:family="table">
      <style:table-properties style:width="6.14cm" table:align="margins" style:writing-mode="page"/>
    </style:style>
    <style:style style:name="Таблица78.A" style:family="table-column">
      <style:table-column-properties style:column-width="6.14cm" style:rel-column-width="65535*"/>
    </style:style>
    <style:style style:name="Таблица78.A1" style:family="table-cell">
      <style:table-cell-properties fo:padding="0.097cm" fo:border="0.05pt solid #000000"/>
    </style:style>
    <style:style style:name="Таблица7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9" style:family="table">
      <style:table-properties style:width="5.962cm" fo:margin-left="0cm" table:align="left" style:writing-mode="page"/>
    </style:style>
    <style:style style:name="Таблица79.A" style:family="table-column">
      <style:table-column-properties style:column-width="1.305cm"/>
    </style:style>
    <style:style style:name="Таблица79.B" style:family="table-column">
      <style:table-column-properties style:column-width="2.081cm"/>
    </style:style>
    <style:style style:name="Таблица79.C" style:family="table-column">
      <style:table-column-properties style:column-width="2.575cm"/>
    </style:style>
    <style:style style:name="Таблица7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9.C1" style:family="table-cell">
      <style:table-cell-properties fo:padding="0.097cm" fo:border="0.05pt solid #000000"/>
    </style:style>
    <style:style style:name="Таблица79.A2" style:family="table-cell">
      <style:table-cell-properties fo:padding="0.097cm" fo:border-left="0.05pt solid #000000" fo:border-right="none" fo:border-top="none" fo:border-bottom="0.05pt solid #000000"/>
    </style:style>
    <style:style style:name="Таблица7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" style:family="table">
      <style:table-properties style:width="5.962cm" fo:margin-left="0cm" table:align="left" style:writing-mode="page"/>
    </style:style>
    <style:style style:name="Таблица80.A" style:family="table-column">
      <style:table-column-properties style:column-width="1.305cm"/>
    </style:style>
    <style:style style:name="Таблица80.B" style:family="table-column">
      <style:table-column-properties style:column-width="2.081cm"/>
    </style:style>
    <style:style style:name="Таблица80.C" style:family="table-column">
      <style:table-column-properties style:column-width="2.575cm"/>
    </style:style>
    <style:style style:name="Таблица8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0.C1" style:family="table-cell">
      <style:table-cell-properties fo:padding="0.097cm" fo:border="0.05pt solid #000000"/>
    </style:style>
    <style:style style:name="Таблица80.A2" style:family="table-cell">
      <style:table-cell-properties fo:padding="0.097cm" fo:border-left="0.05pt solid #000000" fo:border-right="none" fo:border-top="none" fo:border-bottom="0.05pt solid #000000"/>
    </style:style>
    <style:style style:name="Таблица8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1" style:family="table">
      <style:table-properties style:width="6.14cm" table:align="margins" style:writing-mode="page"/>
    </style:style>
    <style:style style:name="Таблица81.A" style:family="table-column">
      <style:table-column-properties style:column-width="0.811cm" style:rel-column-width="8660*"/>
    </style:style>
    <style:style style:name="Таблица81.B" style:family="table-column">
      <style:table-column-properties style:column-width="4.48cm" style:rel-column-width="47819*"/>
    </style:style>
    <style:style style:name="Таблица81.C" style:family="table-column">
      <style:table-column-properties style:column-width="0.848cm" style:rel-column-width="9056*"/>
    </style:style>
    <style:style style:name="Таблица8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1.C1" style:family="table-cell">
      <style:table-cell-properties fo:padding="0.097cm" fo:border="0.05pt solid #000000"/>
    </style:style>
    <style:style style:name="Таблица81.A2" style:family="table-cell">
      <style:table-cell-properties fo:padding="0.097cm" fo:border-left="0.05pt solid #000000" fo:border-right="none" fo:border-top="none" fo:border-bottom="0.05pt solid #000000"/>
    </style:style>
    <style:style style:name="Таблица8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2" style:family="table">
      <style:table-properties style:width="6.14cm" table:align="margins" style:writing-mode="page"/>
    </style:style>
    <style:style style:name="Таблица82.A" style:family="table-column">
      <style:table-column-properties style:column-width="6.14cm" style:rel-column-width="65535*"/>
    </style:style>
    <style:style style:name="Таблица82.A1" style:family="table-cell">
      <style:table-cell-properties fo:padding="0.097cm" fo:border="0.05pt solid #000000"/>
    </style:style>
    <style:style style:name="Таблица8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3" style:family="table">
      <style:table-properties style:width="5.962cm" fo:margin-left="0cm" table:align="left" style:writing-mode="page"/>
    </style:style>
    <style:style style:name="Таблица83.A" style:family="table-column">
      <style:table-column-properties style:column-width="1.305cm"/>
    </style:style>
    <style:style style:name="Таблица83.B" style:family="table-column">
      <style:table-column-properties style:column-width="2.081cm"/>
    </style:style>
    <style:style style:name="Таблица83.C" style:family="table-column">
      <style:table-column-properties style:column-width="2.575cm"/>
    </style:style>
    <style:style style:name="Таблица8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3.C1" style:family="table-cell">
      <style:table-cell-properties fo:padding="0.097cm" fo:border="0.05pt solid #000000"/>
    </style:style>
    <style:style style:name="Таблица83.A2" style:family="table-cell">
      <style:table-cell-properties fo:padding="0.097cm" fo:border-left="0.05pt solid #000000" fo:border-right="none" fo:border-top="none" fo:border-bottom="0.05pt solid #000000"/>
    </style:style>
    <style:style style:name="Таблица8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4" style:family="table">
      <style:table-properties style:width="5.962cm" fo:margin-left="0cm" table:align="left" style:writing-mode="page"/>
    </style:style>
    <style:style style:name="Таблица84.A" style:family="table-column">
      <style:table-column-properties style:column-width="1.305cm"/>
    </style:style>
    <style:style style:name="Таблица84.B" style:family="table-column">
      <style:table-column-properties style:column-width="2.081cm"/>
    </style:style>
    <style:style style:name="Таблица84.C" style:family="table-column">
      <style:table-column-properties style:column-width="2.575cm"/>
    </style:style>
    <style:style style:name="Таблица8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4.C1" style:family="table-cell">
      <style:table-cell-properties fo:padding="0.097cm" fo:border="0.05pt solid #000000"/>
    </style:style>
    <style:style style:name="Таблица84.A2" style:family="table-cell">
      <style:table-cell-properties fo:padding="0.097cm" fo:border-left="0.05pt solid #000000" fo:border-right="none" fo:border-top="none" fo:border-bottom="0.05pt solid #000000"/>
    </style:style>
    <style:style style:name="Таблица8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2pt" fo:language="en" fo:country="US" officeooo:rsid="000a593e" officeooo:paragraph-rsid="0082dedb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0a593e" officeooo:paragraph-rsid="009db25e" style:font-size-asian="12pt" style:font-size-complex="12pt"/>
    </style:style>
    <style:style style:name="P3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0d9fdb" officeooo:paragraph-rsid="005db734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5e6f90" officeooo:paragraph-rsid="0082dedb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3cc2a0" officeooo:paragraph-rsid="0082dedb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297561" officeooo:paragraph-rsid="00297561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297561" officeooo:paragraph-rsid="002aa185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297561" officeooo:paragraph-rsid="002e5488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297561" officeooo:paragraph-rsid="002fcfa4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297561" officeooo:paragraph-rsid="0032dcf0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297561" officeooo:paragraph-rsid="00a8ee3d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2aa185" officeooo:paragraph-rsid="003ea23a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2fcfa4" officeooo:paragraph-rsid="002fcfa4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2fcfa4" officeooo:paragraph-rsid="0030eaa5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5c42c4" officeooo:paragraph-rsid="0082dedb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76881f" officeooo:paragraph-rsid="0076881f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76881f" officeooo:paragraph-rsid="005295c2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775bbf" officeooo:paragraph-rsid="00775bbf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78dc4d" officeooo:paragraph-rsid="0078dc4d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7a814e" officeooo:paragraph-rsid="00adf1bc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30eaa5" officeooo:paragraph-rsid="0030eaa5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officeooo:rsid="005fc6b2" officeooo:paragraph-rsid="0082dedb" style:font-size-asian="12pt" style:font-size-complex="12pt"/>
    </style:style>
    <style:style style:name="P29" style:family="paragraph" style:parent-style-name="Standard">
      <style:text-properties style:font-name="Courier New" fo:font-size="12pt" fo:language="ru" fo:country="RU" officeooo:rsid="0094f679" officeooo:paragraph-rsid="00a54722" style:font-size-asian="12pt" style:font-size-complex="12pt"/>
    </style:style>
    <style:style style:name="P30" style:family="paragraph" style:parent-style-name="Standard">
      <style:text-properties style:font-name="Courier New" fo:font-size="12pt" fo:language="ru" fo:country="RU" officeooo:rsid="005295c2" officeooo:paragraph-rsid="003ea23a" style:font-size-asian="12pt" style:font-size-complex="12pt"/>
    </style:style>
    <style:style style:name="P31" style:family="paragraph" style:parent-style-name="Standard">
      <style:text-properties style:font-name="Courier New" fo:font-size="12pt" fo:language="ru" fo:country="RU" officeooo:rsid="0044beb1" officeooo:paragraph-rsid="009cf24a" style:font-size-asian="12pt" style:font-size-complex="12pt"/>
    </style:style>
    <style:style style:name="P32" style:family="paragraph" style:parent-style-name="Standard">
      <style:text-properties style:font-name="Courier New" fo:font-size="12pt" fo:language="ru" fo:country="RU" officeooo:rsid="009cf24a" officeooo:paragraph-rsid="009cf24a" style:font-size-asian="12pt" style:font-size-complex="12pt"/>
    </style:style>
    <style:style style:name="P33" style:family="paragraph" style:parent-style-name="Standard">
      <style:text-properties style:font-name="Courier New" fo:font-size="12pt" fo:language="ru" fo:country="RU" officeooo:rsid="009db25e" officeooo:paragraph-rsid="009db25e" style:font-size-asian="12pt" style:font-size-complex="12pt"/>
    </style:style>
    <style:style style:name="P34" style:family="paragraph" style:parent-style-name="Standard">
      <style:text-properties style:font-name="Courier New" fo:font-size="12pt" fo:language="ru" fo:country="RU" officeooo:rsid="00906491" officeooo:paragraph-rsid="00aa7a2b" style:font-size-asian="12pt" style:font-size-complex="12pt"/>
    </style:style>
    <style:style style:name="P35" style:family="paragraph" style:parent-style-name="Standard">
      <style:text-properties style:font-name="Courier New" fo:font-size="12pt" fo:language="ru" fo:country="RU" officeooo:rsid="00a4b4e0" officeooo:paragraph-rsid="00aa7a2b" style:font-size-asian="12pt" style:font-size-complex="12pt"/>
    </style:style>
    <style:style style:name="P36" style:family="paragraph" style:parent-style-name="Standard">
      <style:text-properties style:font-name="Courier New" fo:font-size="12pt" fo:language="ru" fo:country="RU" officeooo:rsid="00a54722" officeooo:paragraph-rsid="00a54722" style:font-size-asian="12pt" style:font-size-complex="12pt"/>
    </style:style>
    <style:style style:name="P37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297561" officeooo:paragraph-rsid="00297561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44beb1" officeooo:paragraph-rsid="009cf24a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ourier New" fo:font-size="12pt" fo:language="ru" fo:country="RU" fo:font-weight="bold" officeooo:rsid="005a6d3f" officeooo:paragraph-rsid="0082dedb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ourier New" fo:font-size="12pt" fo:language="ru" fo:country="RU" fo:font-weight="bold" officeooo:rsid="005295c2" officeooo:paragraph-rsid="005295c2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Courier New" fo:font-size="12pt" fo:language="ru" fo:country="RU" style:text-underline-style="none" fo:font-weight="normal" officeooo:rsid="00906491" officeooo:paragraph-rsid="00aa7a2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2pt" fo:font-weight="bold" officeooo:rsid="000a593e" officeooo:paragraph-rsid="0096ca8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2pt" fo:font-weight="bold" officeooo:rsid="00982e44" officeooo:paragraph-rsid="00982e4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ourier New" fo:font-size="12pt" fo:font-weight="normal" officeooo:rsid="000a593e" officeooo:paragraph-rsid="0096ca8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6ca8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bb4e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 New" fo:font-size="12pt" fo:font-weight="normal" officeooo:rsid="009cf24a" officeooo:paragraph-rsid="009cf24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9bb4e4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82dedb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82dedb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82dedb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698cf" officeooo:paragraph-rsid="0082dedb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82dedb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82dedb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82dedb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698cf" officeooo:paragraph-rsid="0082dedb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f22a0" officeooo:paragraph-rsid="0082dedb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705675" officeooo:paragraph-rsid="0082dedb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Courier New" fo:font-size="12pt" officeooo:paragraph-rsid="0082dedb" style:font-size-asian="12pt" style:font-size-complex="12pt"/>
    </style:style>
    <style:style style:name="P64" style:family="paragraph" style:parent-style-name="Table_20_Contents">
      <style:text-properties style:font-name="Courier New" fo:font-size="12pt" officeooo:paragraph-rsid="0082ded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2pt" fo:language="ru" fo:country="RU" officeooo:rsid="006f22a0" officeooo:paragraph-rsid="0082ded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Courier New" fo:font-size="12pt" fo:font-weight="bold" officeooo:rsid="0096ca8e" officeooo:paragraph-rsid="0096ca8e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Courier New" fo:font-size="12pt" fo:language="ru" fo:country="RU" officeooo:rsid="002aa185" officeooo:paragraph-rsid="00a8ee3d" style:font-size-asian="12pt" style:font-size-complex="12pt"/>
    </style:style>
    <style:style style:name="P68" style:family="paragraph" style:parent-style-name="Standard">
      <style:text-properties style:font-name="Courier New" fo:font-size="12pt" fo:language="ru" fo:country="RU" officeooo:rsid="00a54722" officeooo:paragraph-rsid="00a54722" style:font-size-asian="12pt" style:font-size-complex="12pt"/>
    </style:style>
    <style:style style:name="P69" style:family="paragraph" style:parent-style-name="Standard">
      <style:text-properties style:font-name="Courier New" fo:font-size="12pt" fo:language="ru" fo:country="RU" officeooo:rsid="00b30574" officeooo:paragraph-rsid="00b30574" style:font-size-asian="12pt" style:font-size-complex="12pt"/>
    </style:style>
    <style:style style:name="P70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890b18" style:font-weight-asian="bold" style:font-weight-complex="bold"/>
    </style:style>
    <style:style style:name="T4" style:family="text">
      <style:text-properties fo:language="en" fo:country="US" fo:font-weight="bold" officeooo:rsid="009f6e55" style:font-weight-asian="bold" style:font-weight-complex="bold"/>
    </style:style>
    <style:style style:name="T5" style:family="text">
      <style:text-properties fo:language="en" fo:country="US" fo:font-weight="bold" officeooo:rsid="00a33b8b" style:font-weight-asian="bold" style:font-weight-complex="bold"/>
    </style:style>
    <style:style style:name="T6" style:family="text">
      <style:text-properties fo:language="en" fo:country="US" fo:font-weight="bold" officeooo:rsid="00a27b30" style:font-weight-asian="bold" style:font-weight-complex="bold"/>
    </style:style>
    <style:style style:name="T7" style:family="text">
      <style:text-properties fo:language="en" fo:country="US" officeooo:rsid="003cc2a0"/>
    </style:style>
    <style:style style:name="T8" style:family="text">
      <style:text-properties fo:language="en" fo:country="US" officeooo:rsid="005b0637"/>
    </style:style>
    <style:style style:name="T9" style:family="text">
      <style:text-properties fo:language="en" fo:country="US" officeooo:rsid="005fc6b2"/>
    </style:style>
    <style:style style:name="T10" style:family="text">
      <style:text-properties fo:language="en" fo:country="US" officeooo:rsid="006698cf"/>
    </style:style>
    <style:style style:name="T11" style:family="text">
      <style:text-properties fo:language="en" fo:country="US" officeooo:rsid="0066e92f"/>
    </style:style>
    <style:style style:name="T12" style:family="text">
      <style:text-properties fo:language="en" fo:country="US" officeooo:rsid="0069475b"/>
    </style:style>
    <style:style style:name="T13" style:family="text">
      <style:text-properties fo:language="en" fo:country="US" officeooo:rsid="006bb1f9"/>
    </style:style>
    <style:style style:name="T14" style:family="text">
      <style:text-properties fo:language="en" fo:country="US" officeooo:rsid="006dfb56"/>
    </style:style>
    <style:style style:name="T15" style:family="text">
      <style:text-properties fo:language="en" fo:country="US" officeooo:rsid="006f22a0"/>
    </style:style>
    <style:style style:name="T16" style:family="text">
      <style:text-properties fo:language="en" fo:country="US" officeooo:rsid="00705675"/>
    </style:style>
    <style:style style:name="T17" style:family="text">
      <style:text-properties fo:language="en" fo:country="US" officeooo:rsid="0070fafb"/>
    </style:style>
    <style:style style:name="T18" style:family="text">
      <style:text-properties fo:language="en" fo:country="US" officeooo:rsid="007ec979"/>
    </style:style>
    <style:style style:name="T19" style:family="text">
      <style:text-properties fo:language="en" fo:country="US" officeooo:rsid="00890b18"/>
    </style:style>
    <style:style style:name="T20" style:family="text">
      <style:text-properties fo:language="en" fo:country="US" officeooo:rsid="00a27b30"/>
    </style:style>
    <style:style style:name="T21" style:family="text">
      <style:text-properties fo:language="en" fo:country="US" officeooo:rsid="00a33b8b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1b403"/>
    </style:style>
    <style:style style:name="T24" style:family="text">
      <style:text-properties fo:language="ru" fo:country="RU" officeooo:rsid="0012fce0"/>
    </style:style>
    <style:style style:name="T25" style:family="text">
      <style:text-properties fo:language="ru" fo:country="RU" officeooo:rsid="0037f8fb"/>
    </style:style>
    <style:style style:name="T26" style:family="text">
      <style:text-properties fo:language="ru" fo:country="RU" officeooo:rsid="00397f75"/>
    </style:style>
    <style:style style:name="T27" style:family="text">
      <style:text-properties fo:language="ru" fo:country="RU" officeooo:rsid="005fc6b2"/>
    </style:style>
    <style:style style:name="T28" style:family="text">
      <style:text-properties fo:language="ru" fo:country="RU" officeooo:rsid="006f22a0"/>
    </style:style>
    <style:style style:name="T29" style:family="text">
      <style:text-properties fo:language="ru" fo:country="RU" officeooo:rsid="00705675"/>
    </style:style>
    <style:style style:name="T30" style:family="text">
      <style:text-properties fo:language="ru" fo:country="RU" officeooo:rsid="0072cbbd"/>
    </style:style>
    <style:style style:name="T31" style:family="text">
      <style:text-properties fo:language="ru" fo:country="RU" officeooo:rsid="00749002"/>
    </style:style>
    <style:style style:name="T32" style:family="text">
      <style:text-properties officeooo:rsid="00104b1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aa185" style:font-weight-asian="bold" style:font-weight-complex="bold"/>
    </style:style>
    <style:style style:name="T35" style:family="text">
      <style:text-properties fo:font-weight="bold" officeooo:rsid="00890b18" style:font-weight-asian="bold" style:font-weight-complex="bold"/>
    </style:style>
    <style:style style:name="T36" style:family="text">
      <style:text-properties officeooo:rsid="002aa185"/>
    </style:style>
    <style:style style:name="T37" style:family="text">
      <style:text-properties officeooo:rsid="002da14d"/>
    </style:style>
    <style:style style:name="T38" style:family="text">
      <style:text-properties officeooo:rsid="002e5488"/>
    </style:style>
    <style:style style:name="T39" style:family="text">
      <style:text-properties officeooo:rsid="002fcfa4"/>
    </style:style>
    <style:style style:name="T40" style:family="text">
      <style:text-properties officeooo:rsid="0030eaa5"/>
    </style:style>
    <style:style style:name="T41" style:family="text">
      <style:text-properties officeooo:rsid="0032dcf0"/>
    </style:style>
    <style:style style:name="T42" style:family="text">
      <style:text-properties officeooo:rsid="003425b3"/>
    </style:style>
    <style:style style:name="T43" style:family="text">
      <style:text-properties officeooo:rsid="0037f8fb"/>
    </style:style>
    <style:style style:name="T44" style:family="text">
      <style:text-properties officeooo:rsid="003ea23a"/>
    </style:style>
    <style:style style:name="T45" style:family="text">
      <style:text-properties officeooo:rsid="0045f913"/>
    </style:style>
    <style:style style:name="T46" style:family="text">
      <style:text-properties officeooo:rsid="0046b0cd"/>
    </style:style>
    <style:style style:name="T47" style:family="text">
      <style:text-properties officeooo:rsid="004c1899"/>
    </style:style>
    <style:style style:name="T48" style:family="text">
      <style:text-properties officeooo:rsid="0058bc4e"/>
    </style:style>
    <style:style style:name="T49" style:family="text">
      <style:text-properties officeooo:rsid="005a6d3f"/>
    </style:style>
    <style:style style:name="T50" style:family="text">
      <style:text-properties officeooo:rsid="005b0637"/>
    </style:style>
    <style:style style:name="T51" style:family="text">
      <style:text-properties officeooo:rsid="006698cf"/>
    </style:style>
    <style:style style:name="T52" style:family="text">
      <style:text-properties officeooo:rsid="0067a520"/>
    </style:style>
    <style:style style:name="T53" style:family="text">
      <style:text-properties officeooo:rsid="0069475b"/>
    </style:style>
    <style:style style:name="T54" style:family="text">
      <style:text-properties officeooo:rsid="006bb1f9"/>
    </style:style>
    <style:style style:name="T55" style:family="text">
      <style:text-properties fo:color="#202122" fo:letter-spacing="normal" fo:language="en" fo:country="US"/>
    </style:style>
    <style:style style:name="T56" style:family="text">
      <style:text-properties fo:color="#202122" fo:letter-spacing="normal" fo:language="en" fo:country="US" officeooo:rsid="006ce947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202122" fo:letter-spacing="normal"/>
    </style:style>
    <style:style style:name="T59" style:family="text">
      <style:text-properties fo:font-variant="normal" fo:text-transform="none" fo:color="#202122" fo:letter-spacing="normal" fo:font-style="normal"/>
    </style:style>
    <style:style style:name="T60" style:family="text">
      <style:text-properties fo:font-variant="normal" fo:text-transform="none" fo:color="#333333" style:font-name="Courier New" fo:letter-spacing="normal" fo:font-style="normal" style:font-size-asian="12pt" style:font-weight-asian="normal" style:font-size-complex="12pt" style:font-weight-complex="normal"/>
    </style:style>
    <style:style style:name="T61" style:family="text">
      <style:text-properties officeooo:rsid="006dfb56"/>
    </style:style>
    <style:style style:name="T62" style:family="text">
      <style:text-properties officeooo:rsid="006f22a0"/>
    </style:style>
    <style:style style:name="T63" style:family="text">
      <style:text-properties officeooo:rsid="00705675"/>
    </style:style>
    <style:style style:name="T64" style:family="text">
      <style:text-properties officeooo:rsid="0072cbbd"/>
    </style:style>
    <style:style style:name="T65" style:family="text">
      <style:text-properties officeooo:rsid="007ec979"/>
    </style:style>
    <style:style style:name="T66" style:family="text">
      <style:text-properties officeooo:rsid="007ff499"/>
    </style:style>
    <style:style style:name="T67" style:family="text">
      <style:text-properties officeooo:rsid="00890b18"/>
    </style:style>
    <style:style style:name="T68" style:family="text">
      <style:text-properties officeooo:rsid="0091bf7b"/>
    </style:style>
    <style:style style:name="T69" style:family="text">
      <style:text-properties officeooo:rsid="00941e1e"/>
    </style:style>
    <style:style style:name="T70" style:family="text">
      <style:text-properties officeooo:rsid="00945204"/>
    </style:style>
    <style:style style:name="T71" style:family="text">
      <style:text-properties officeooo:rsid="0094ed1b"/>
    </style:style>
    <style:style style:name="T72" style:family="text">
      <style:text-properties officeooo:rsid="0096ca8e"/>
    </style:style>
    <style:style style:name="T73" style:family="text">
      <style:text-properties officeooo:rsid="00980cc9"/>
    </style:style>
    <style:style style:name="T74" style:family="text">
      <style:text-properties officeooo:rsid="009bb4e4"/>
    </style:style>
    <style:style style:name="T75" style:family="text">
      <style:text-properties officeooo:rsid="009bb4e4" style:font-size-asian="12pt" style:font-weight-asian="normal" style:font-size-complex="12pt" style:font-weight-complex="normal"/>
    </style:style>
    <style:style style:name="T76" style:family="text">
      <style:text-properties style:font-name="Courier New" officeooo:rsid="009bb4e4" style:font-size-asian="12pt" style:font-weight-asian="normal" style:font-size-complex="12pt" style:font-weight-complex="normal"/>
    </style:style>
    <style:style style:name="T77" style:family="text">
      <style:text-properties officeooo:rsid="009cf24a"/>
    </style:style>
    <style:style style:name="T78" style:family="text">
      <style:text-properties officeooo:rsid="00a0d486"/>
    </style:style>
    <style:style style:name="T79" style:family="text">
      <style:text-properties officeooo:rsid="00a27b30"/>
    </style:style>
    <style:style style:name="T80" style:family="text">
      <style:text-properties officeooo:rsid="00a33b8b"/>
    </style:style>
    <style:style style:name="T81" style:family="text">
      <style:text-properties officeooo:rsid="00a49bc5"/>
    </style:style>
    <style:style style:name="T82" style:family="text">
      <style:text-properties officeooo:rsid="00a4b4e0"/>
    </style:style>
    <style:style style:name="T83" style:family="text">
      <style:text-properties officeooo:rsid="00a54722"/>
    </style:style>
    <style:style style:name="T84" style:family="text">
      <style:text-properties officeooo:rsid="00a6e70a"/>
    </style:style>
    <style:style style:name="T85" style:family="text">
      <style:text-properties officeooo:rsid="00aad201"/>
    </style:style>
    <style:style style:name="T86" style:family="text">
      <style:text-properties officeooo:rsid="00ad9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Синхронизация данных</text:p>
      <text:p text:style-name="P42"><text:span text:style-name="T72">при двустороннем о</text:span>бмен<text:span text:style-name="T72">е</text:span> сообщениями</text:p>
      <text:p text:style-name="P66">в топологии "звезда"</text:p>
      <text:p text:style-name="P44"/>
      <text:p text:style-name="P43">Отказ от использования механизма планов обмена не означает отказа от необходимости решать проблему выявления и разрешения коллизий. Данная статья предлагает <text:span text:style-name="T74">рассмотреть один из вариантов решения этой проблемы</text:span>.</text:p>
      <text:p text:style-name="P45"/>
      <text:p text:style-name="P46"><text:span text:style-name="T73">Предположим, что для преодоления проблем механизма планов обмена, используемого в распределённой информационной базе данных (РИБД), было принято решение о р</text:span>еализаци<text:span text:style-name="T73">и</text:span> <text:span text:style-name="T84">альтернативного </text:span>обмена данными <text:span text:style-name="T84">с гарантированной доставкой </text:span>при помощи <text:span text:style-name="T74">очередей сообщений</text:span>.</text:p>
      <text:p text:style-name="P46"/>
      <text:p text:style-name="P48"><text:span text:style-name="T75">Реализация подобного варианта обмена данными рассмотрена в моей статье </text:span><text:span text:style-name="T76">"</text:span><text:span text:style-name="T60">DaJet Exchange: обмен данными с 1С (часть 1)</text:span><text:span text:style-name="T76">".</text:span></text:p>
      <text:p text:style-name="P46"/>
      <text:p text:style-name="P46"><text:span text:style-name="T73">Так же, как и РИБД 1С,</text:span> <text:span text:style-name="T74">альтернативная реализация </text:span>должна предусматривать выявление коллизий и их разрешение.</text:p>
      <text:p text:style-name="P46"/>
      <text:p text:style-name="P47">Первым делом <text:span text:style-name="T84">необходимо </text:span>сформулировать практически целесообразные требования к системе обмена данными по типу РИБД, имеющей топологию "звезда".</text:p>
      <text:p text:style-name="P47"/>
      <text:p text:style-name="P38">Требования к асинхронному обмену данными:</text:p>
      <text:p text:style-name="P31">1. Сообщения доставляются <text:span text:style-name="T45">и обрабатываются при помощи </text:span>очеред<text:span text:style-name="T46">ей</text:span> <text:span text:style-name="T1">FIFO</text:span>.</text:p>
      <text:p text:style-name="P32">2. Используется гарантированная доставка при помощи брокера сообщений.</text:p>
      <text:p text:style-name="P31"><text:span text:style-name="T77">3</text:span>. <text:span text:style-name="T77">Изменение данных и отправка с</text:span>ообщени<text:span text:style-name="T77">я</text:span> <text:span text:style-name="T47">выполняются в</text:span> <text:span text:style-name="T47">одной</text:span> транзакци<text:span text:style-name="T47">и</text:span>.</text:p>
      <text:p text:style-name="P31"><text:span text:style-name="T77">4</text:span>. <text:span text:style-name="T77">Получение сообщения и </text:span>изменени<text:span text:style-name="T77">е данных</text:span> <text:span text:style-name="T47">выполняются в</text:span> одной транзакци<text:span text:style-name="T47">и</text:span>.</text:p>
      <text:p text:style-name="P2"/>
      <text:p text:style-name="P37">Правила разрешения коллизий:</text:p>
      <text:p text:style-name="P10"/>
      <text:p text:style-name="P10">1. <text:span text:style-name="T2">Root </text:span><text:span text:style-name="T4">node </text:span><text:span text:style-name="T2">always wins!</text:span></text:p>
      <text:p text:style-name="P13"><text:span text:style-name="T1"><text:s text:c="3"/></text:span>Центральный узел всегда имеет наивысший приоритет своих изменений <text:span text:style-name="T39">по </text:span></text:p>
      <text:p text:style-name="P13"><text:span text:style-name="T39"><text:s text:c="3"/>отношению к изменениям любого периферийного узла</text:span>.</text:p>
      <text:p text:style-name="P12"><text:s text:c="3"/>Все узлы должны <text:span text:style-name="T38">получить и </text:span>принять изменени<text:span text:style-name="T37">я центрального узла</text:span>.</text:p>
      <text:p text:style-name="P10"/>
      <text:p text:style-name="P17">2. <text:span text:style-name="T2">Leaf </text:span><text:span text:style-name="T4">node</text:span><text:span text:style-name="T2"> may be allowed to make changes.</text:span></text:p>
      <text:p text:style-name="P18"><text:span text:style-name="T1"><text:s text:c="3"/></text:span><text:span text:style-name="T40">До тех пор пока центральный узел не сделал изменений, любой </text:span></text:p>
      <text:p text:style-name="P27"><text:s text:c="3"/>периферийный узел может предложить свои изменения.</text:p>
      <text:p text:style-name="P18"><text:s text:c="3"/><text:span text:style-name="T40">Центральный узел и заинтересованные периферийные узлы должны получить и </text:span></text:p>
      <text:p text:style-name="P27"><text:s text:c="3"/>принять предложенные инициирующим периферийным узлом изменения.</text:p>
      <text:p text:style-name="P10"/>
      <text:p text:style-name="P10"><text:span text:style-name="T39">3</text:span>. <text:span text:style-name="T2">First leaf </text:span><text:span text:style-name="T4">node </text:span><text:span text:style-name="T2">wins!</text:span></text:p>
      <text:p text:style-name="P14"><text:span text:style-name="T1"><text:s text:c="3"/></text:span>Первый периферийный узел, <text:span text:style-name="T41">предложенное изменение которого было <text:s/></text:span></text:p>
      <text:p text:style-name="P14"><text:s text:c="3"/>зафиксирова<text:span text:style-name="T41">но</text:span> <text:span text:style-name="T41">в центральном узле</text:span>, имеет приоритет <text:span text:style-name="T41">по отношению к </text:span></text:p>
      <text:p text:style-name="P14"><text:span text:style-name="T41"><text:s text:c="3"/>изменениям, одновременно сделанным в других </text:span>периферийны<text:span text:style-name="T42">х</text:span> узла<text:span text:style-name="T42">х</text:span>.</text:p>
      <text:p text:style-name="P12"><text:s text:c="3"/>Другие узлы должны <text:span text:style-name="T38">получить и </text:span>принять <text:span text:style-name="T41">такое</text:span> изменение.</text:p>
      <text:p text:style-name="P10"/>
      <text:p text:style-name="P37">Следствия из правил разрешения коллизий:</text:p>
      <text:p text:style-name="P11"/>
      <text:p text:style-name="P15">1. <text:span text:style-name="T34">Центральный узел</text:span><text:span text:style-name="T36"> при получении сообщения от периферийного узла должен</text:span></text:p>
      <text:p text:style-name="P67"><text:s text:c="3"/>принимать и маршрутизировать сообщения, соответствующие правилу № 2.</text:p>
      <text:p text:style-name="P11"/>
      <text:p text:style-name="P16">2. <text:span text:style-name="T33">Периферийный узел</text:span> при получении сообщения от <text:span text:style-name="T44">центрального</text:span> узла должен</text:p>
      <text:p text:style-name="P16"><text:s text:c="3"/><text:span text:style-name="T44">принимать сообщения, соответствующие правилам №№ 1 и 3.</text:span></text:p>
      <text:p text:style-name="P30"/>
      <text:p text:style-name="P30"/>
      <text:p text:style-name="P40"><text:soft-page-break/><text:span text:style-name="T56">mutex (</text:span><text:span text:style-name="T55">mutual exclusion</text:span><text:span text:style-name="T56">)</text:span><text:span text:style-name="T55"> </text:span><text:span text:style-name="T58">— </text:span><text:span text:style-name="T59">взаимное исключение</text:span></text:p>
      <text:p text:style-name="P22"/>
      <text:p text:style-name="P33">Для <text:span text:style-name="T85">реализации правил разрешения коллизий</text:span> использу<text:span text:style-name="T78">е</text:span>тся <text:span text:style-name="T78">адаптированная к данным требованиям методика синхронизации при помощи </text:span>мьютекс<text:span text:style-name="T78">ов</text:span>.</text:p>
      <text:p text:style-name="P22"/>
      <text:p text:style-name="P29"><text:span text:style-name="T81">Ж</text:span>изненный цикл мьютекса начинается в статусе мьютекса изменения <text:span text:style-name="T79">(</text:span><text:span text:style-name="T20">change mutex</text:span><text:span text:style-name="T79">), используемого для захвата данных в центральном узле и их изменения.</text:span></text:p>
      <text:p text:style-name="P29"/>
      <text:p text:style-name="P26"><text:span text:style-name="T3">Change</text:span><text:span text:style-name="T2"> mutex</text:span><text:span text:style-name="T1"> – </text:span>генерируется <text:span text:style-name="T65">текущим</text:span> узлом <text:span text:style-name="T65">для исходящих сообщений</text:span>.</text:p>
      <text:p text:style-name="P26"><text:span text:style-name="T67">C</text:span><text:span text:style-name="T19">hange</text:span><text:span text:style-name="T18"> mutex </text:span><text:span text:style-name="T65">используется для захвата записей в центральном узле с целью изменения данных.</text:span></text:p>
      <text:p text:style-name="P26"><text:span text:style-name="T65">Если в наличии имеется s</text:span><text:span text:style-name="T19">hared</text:span><text:span text:style-name="T18"> mutex, </text:span><text:span text:style-name="T65">то он используется в исходящем сообщении для снятия захвата данных в центральном узле, выполненного ранее другим узлом.</text:span></text:p>
      <text:p text:style-name="P29"/>
      <text:p text:style-name="P29"><text:span text:style-name="T86">В случае успешного захвата данных в центральном узле мьютекс переходит в </text:span>статус разделяемого мьютекса <text:span text:style-name="T20">(shared mutex) </text:span><text:span text:style-name="T81">для синхронизации изменений между заинтересованными в этих изменениях узлами.</text:span></text:p>
      <text:p text:style-name="P29"/>
      <text:p text:style-name="P26"><text:span text:style-name="T35">S</text:span><text:span text:style-name="T3">hared </text:span><text:span text:style-name="T2">mutex</text:span><text:span text:style-name="T1"> – </text:span><text:span text:style-name="T65">получается периферийным узлом во входящих сообщениях</text:span>.</text:p>
      <text:p text:style-name="P26"><text:span text:style-name="T65">Получение s</text:span><text:span text:style-name="T19">hared</text:span><text:span text:style-name="T18"> mutex </text:span><text:span text:style-name="T65">свидетельствует о том, что данные центрального узла были захвачены другим узлом. Таким образом выполняется синхронизация доступа к данным между узлами.</text:span></text:p>
      <text:p text:style-name="P26"><text:span text:style-name="T19">Shared</text:span><text:span text:style-name="T18"> mutex </text:span><text:span text:style-name="T66">необходимо запомнить, чтобы в будущем использовать его для снятия захвата данных в центральном узле.</text:span></text:p>
      <text:p text:style-name="P29"/>
      <text:p text:style-name="P29"><text:span text:style-name="T86">Жизненный цикл использования мьютекса з</text:span>авершается в статусе <text:span text:style-name="T80">вышедшего из употребления</text:span> <text:span text:style-name="T83">мьютекса </text:span><text:span text:style-name="T20">(</text:span><text:span text:style-name="T21">obsolete</text:span><text:span text:style-name="T20"> mutex)</text:span>.</text:p>
      <text:p text:style-name="P22"/>
      <text:p text:style-name="P36"><text:span text:style-name="T2">O</text:span><text:span text:style-name="T5">bsolete</text:span><text:span text:style-name="T6"> mutex</text:span><text:span text:style-name="T20"> – </text:span>вышедший из употребления, устаревший мьютекс.</text:p>
      <text:p text:style-name="P21"/>
      <text:p text:style-name="P41"><text:span text:style-name="T82">Таким образом можно выделить следующие с</text:span>остояни<text:span text:style-name="T82">я</text:span> данных <text:span text:style-name="T71">РИБД</text:span>:</text:p>
      <text:p text:style-name="P34">1. Синхронизированное состояние <text:span text:style-name="T68">данных - данные во всех узлах идентичны</text:span>.</text:p>
      <text:p text:style-name="P34">2. Изменение данных в <text:span text:style-name="T70">периферийном </text:span>узле и отправка сообщения захвата</text:p>
      <text:p text:style-name="P34"><text:s text:c="3"/>данных <text:span text:style-name="T70">в центральный узел</text:span>.</text:p>
      <text:p text:style-name="P34">3. Захват, изменение и отправка сообщени<text:span text:style-name="T69">й</text:span> данных в центральном узле.</text:p>
      <text:p text:style-name="P34">4. <text:span text:style-name="T68">Получение, изменение и синхронизация данных в периферийном узле.</text:span></text:p>
      <text:p text:style-name="P35">5. Новое синхронизированное состояние.</text:p>
      <text:p text:style-name="P21"/>
      <text:p text:style-name="P36">Практические сценарии использования:</text:p>
      <text:p text:style-name="P36">1. Центральный узел изменяет данные.</text:p>
      <text:p text:style-name="P36">2. Периферийный узел изменяет данные.</text:p>
      <text:p text:style-name="P36">3. Данные изменяются в разных периферийных узлах одновременно.</text:p>
      <text:p text:style-name="P36">4. Данные изменяются в центральном и периферийном узлах одновременно.</text:p>
      <text:p text:style-name="P69">5. Отправка повторных изменений одного за другим.</text:p>
      <text:p text:style-name="P23"/>
      <text:p text:style-name="P23">**************************************************************************</text:p>
      <text:p text:style-name="P23"/>
      <text:p text:style-name="P69">Контекст применения изменения, чтобы избежать зацикливания сообщений !!!</text:p>
      <text:p text:style-name="P23"/>
      <text:p text:style-name="P23"/>
      <text:p text:style-name="P21">Захвативший в центральном узле запись узел (центральный или периферийный), записывает значение своего <text:span text:style-name="T1">mutex</text:span> в центральном узле. Это значение должно быть синхронизировано между всеми узлами.</text:p>
      <text:p text:style-name="P21"/>
      <text:p text:style-name="P21"><text:soft-page-break/>Синхронизированный узел запоминает полученное значение <text:span text:style-name="T1">mutex, </text:span>чтобы использовать его в последующем для снятия захвата с записи в центральном узле.</text:p>
      <text:p text:style-name="P21"/>
      <text:p text:style-name="P20">При отправке нового сообщения в центральный узел передаётся запомненное ранее значение <text:span text:style-name="T1">mutex </text:span>и новое значение, которое периферийный узел генерирует самостоятельно, чтобы захватить запись в центральном узле.</text:p>
      <text:p text:style-name="P24">При этом новый <text:span text:style-name="T1">mutex </text:span>запоминается для отправки всех новых сообщений до тех пор, пока не будет получено новое сообщение от другого узла с новым <text:span text:style-name="T1">mutex. </text:span>Это будет означать, что захват записи в центральном узле не получился — пришло компенсационное сообщение. В таком случае запоминается новый <text:span text:style-name="T1">mutex, </text:span>а свой <text:span text:style-name="T1">mutex </text:span>генерируется заново.</text:p>
      <text:p text:style-name="P24"/>
      <text:p text:style-name="P25">При приёмке сообщений в центральном узле выполняется проверка разблокирующего <text:span text:style-name="T1">mutex, </text:span>если он равен текущему значению в центральном узле, то устанавливается новый <text:span text:style-name="T1">mutex. </text:span>Если не равен, то выполняется проверка на второй <text:span text:style-name="T1">mutex </text:span>отправителя, если равен, то это значит, что отправитель ранее уже успешно захватил запись — можно её обновлять. Если оба <text:span text:style-name="T1">mutex </text:span>не равны, значит другой узел уже снял блокировку и следует отправить компенсационное сообщение.</text:p>
      <text:p text:style-name="P4"/>
      <text:p text:style-name="P39">Код центрального узла:</text:p>
      <text:p text:style-name="P5"/>
      <text:p text:style-name="P3">if (root.Token == leaf.Token &amp;&amp; root.Mutex == leaf.Mutex)</text:p>
      <text:p text:style-name="P3">{</text:p>
      <text:p text:style-name="P5"><text:s text:c="3"/><text:span text:style-name="T32">UpdateTarget(message); // </text:span><text:span text:style-name="T25">Применяем изменения </text:span><text:span text:style-name="T26">в центральном узле</text:span></text:p>
      <text:p text:style-name="P5"><text:span text:style-name="T25"><text:s text:c="3"/></text:span><text:span text:style-name="T43">RouteMessage(message); // </text:span><text:span text:style-name="T25">Маршрутизируем сообщение </text:span><text:span text:style-name="T26">в другие узлы</text:span></text:p>
      <text:p text:style-name="P3">}</text:p>
      <text:p text:style-name="P3">else</text:p>
      <text:p text:style-name="P3">{</text:p>
      <text:p text:style-name="P5"><text:s text:c="3"/><text:span text:style-name="T32">IgnoreMessage(message); // </text:span><text:span text:style-name="T23">Игнорируем </text:span><text:span text:style-name="T24">и</text:span><text:span text:style-name="T23"> удаляем сообщение </text:span><text:span text:style-name="T24">из очереди</text:span></text:p>
      <text:p text:style-name="P3">}</text:p>
      <text:p text:style-name="P1"/>
      <text:p text:style-name="P39">Код периферийного узла:<text:span text:style-name="T57"> ???</text:span></text:p>
      <text:p text:style-name="P1"/>
      <text:p text:style-name="P1"/>
      <text:p text:style-name="P5"/>
      <text:p text:style-name="P19"><text:span text:style-name="T7">1. </text:span>Центральный узел создаёт запись и отправляет сообщение в узлы.</text:p>
      <text:p text:style-name="P9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0">Root node</text:p>
          </table:table-cell>
          <table:table-cell table:style-name="Таблица1.A1" office:value-type="string">
            <text:p text:style-name="P50">FIFO queues</text:p>
          </table:table-cell>
          <table:table-cell table:style-name="Таблица1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1.A2" table:number-rows-spanned="3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able:table table:name="Таблица3" table:style-name="Таблица3">
                    <table:table-column table:style-name="Таблица3.A"/>
                    <table:table-column table:style-name="Таблица3.B"/>
                    <table:table-column table:style-name="Таблица3.C"/>
                    <table:table-row>
                      <table:table-cell table:style-name="Таблица3.A1" office:value-type="string">
                        <text:p text:style-name="P49">id</text:p>
                      </table:table-cell>
                      <table:table-cell table:style-name="Таблица3.A1" office:value-type="string">
                        <text:p text:style-name="P49">name</text:p>
                      </table:table-cell>
                      <table:table-cell table:style-name="Таблица3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3.A2" office:value-type="string">
                        <text:p text:style-name="P56">1</text:p>
                      </table:table-cell>
                      <table:table-cell table:style-name="Таблица3.A2" office:value-type="string">
                        <text:p text:style-name="P56">AAA</text:p>
                      </table:table-cell>
                      <table:table-cell table:style-name="Таблица3.C2" office:value-type="string">
                        <text:p text:style-name="P56">0x0<text:span text:style-name="T53">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2.A2" office:value-type="string">
                  <table:table table:name="Таблица4" table:style-name="Таблица4">
                    <table:table-column table:style-name="Таблица4.A"/>
                    <table:table-column table:style-name="Таблица4.B"/>
                    <table:table-column table:style-name="Таблица4.C"/>
                    <table:table-row>
                      <table:table-cell table:style-name="Таблица4.A1" office:value-type="string">
                        <text:p text:style-name="P49">id</text:p>
                      </table:table-cell>
                      <table:table-cell table:style-name="Таблица4.A1" office:value-type="string">
                        <text:p text:style-name="P53">token</text:p>
                      </table:table-cell>
                      <table:table-cell table:style-name="Таблица4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4.A2" office:value-type="string">
                        <text:p text:style-name="P56">1</text:p>
                      </table:table-cell>
                      <table:table-cell table:style-name="Таблица4.A2" office:value-type="string">
                        <text:p text:style-name="P56">0x0<text:span text:style-name="T53">0</text:span>1</text:p>
                      </table:table-cell>
                      <table:table-cell table:style-name="Таблица4.C2" office:value-type="string">
                        <text:p text:style-name="P60">0x00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51">&gt;&gt;</text:p>
                </table:table-cell>
                <table:table-cell table:style-name="Таблица5.A1" office:value-type="string">
                  <text:p text:style-name="P63"><text:s/><text:span text:style-name="T50">1+</text:span><text:span text:style-name="T8">AAA+0x0</text:span><text:span text:style-name="T12">0</text:span><text:span text:style-name="T8">1</text:span><text:span text:style-name="T10">+0x00</text:span></text:p>
                </table:table-cell>
                <table:table-cell table:style-name="Таблица5.C1" office:value-type="string">
                  <text:p text:style-name="P51">&gt;&gt;</text:p>
                </table:table-cell>
              </table:table-row>
              <table:table-row>
                <table:table-cell table:style-name="Таблица5.A2" office:value-type="string">
                  <text:p text:style-name="P51">&lt;&lt;</text:p>
                </table:table-cell>
                <table:table-cell table:style-name="Таблица5.A2" office:value-type="string">
                  <text:p text:style-name="P57"/>
                </table:table-cell>
                <table:table-cell table:style-name="Таблица5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1.C3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able:table table:name="Таблица7" table:style-name="Таблица7">
                    <table:table-column table:style-name="Таблица7.A"/>
                    <table:table-column table:style-name="Таблица7.B"/>
                    <table:table-column table:style-name="Таблица7.C"/>
                    <table:table-row>
                      <table:table-cell table:style-name="Таблица7.A1" office:value-type="string">
                        <text:p text:style-name="P49">id</text:p>
                      </table:table-cell>
                      <table:table-cell table:style-name="Таблица7.A1" office:value-type="string">
                        <text:p text:style-name="P49">name</text:p>
                      </table:table-cell>
                      <table:table-cell table:style-name="Таблица7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7.A2" office:value-type="string">
                        <text:p text:style-name="P56"/>
                      </table:table-cell>
                      <table:table-cell table:style-name="Таблица7.A2" office:value-type="string">
                        <text:p text:style-name="P56"/>
                      </table:table-cell>
                      <table:table-cell table:style-name="Таблица7.C2" office:value-type="string">
                        <text:p text:style-name="P56"/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6.A2" office:value-type="string">
                  <table:table table:name="Таблица8" table:style-name="Таблица8">
                    <table:table-column table:style-name="Таблица8.A"/>
                    <table:table-column table:style-name="Таблица8.B"/>
                    <table:table-column table:style-name="Таблица8.C"/>
                    <table:table-row>
                      <table:table-cell table:style-name="Таблица8.A1" office:value-type="string">
                        <text:p text:style-name="P49">id</text:p>
                      </table:table-cell>
                      <table:table-cell table:style-name="Таблица8.A1" office:value-type="string">
                        <text:p text:style-name="P52">token</text:p>
                      </table:table-cell>
                      <table:table-cell table:style-name="Таблица8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8.A2" office:value-type="string">
                        <text:p text:style-name="P56"/>
                      </table:table-cell>
                      <table:table-cell table:style-name="Таблица8.A2" office:value-type="string">
                        <text:p text:style-name="P57"/>
                      </table:table-cell>
                      <table:table-cell table:style-name="Таблица8.C2" office:value-type="string">
                        <text:p text:style-name="P56"/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1.A2" office:value-type="string">
            <text:p text:style-name="P51"/>
          </table:table-cell>
          <table:table-cell table:style-name="Таблица1.C3" office:value-type="string">
            <text:p text:style-name="P49"/>
          </table:table-cell>
        </table:table-row>
        <table:table-row>
          <table:covered-table-cell/>
          <table:table-cell table:style-name="Таблица1.A2" office:value-type="string">
            <table:table table:name="Таблица9" table:style-name="Таблица9">
              <table:table-column table:style-name="Таблица9.A"/>
              <table:table-column table:style-name="Таблица9.B"/>
              <table:table-column table:style-name="Таблица9.C"/>
              <table:table-row>
                <table:table-cell table:style-name="Таблица9.A1" office:value-type="string">
                  <text:p text:style-name="P51">&gt;&gt;</text:p>
                </table:table-cell>
                <table:table-cell table:style-name="Таблица9.A1" office:value-type="string">
                  <text:p text:style-name="P63"><text:span text:style-name="T50">1+</text:span><text:span text:style-name="T8">AAA+0x0</text:span><text:span text:style-name="T12">0</text:span><text:span text:style-name="T8">1</text:span><text:span text:style-name="T10">+0x00</text:span></text:p>
                </table:table-cell>
                <table:table-cell table:style-name="Таблица9.C1" office:value-type="string">
                  <text:p text:style-name="P51">&gt;&gt;</text:p>
                </table:table-cell>
              </table:table-row>
              <table:table-row>
                <table:table-cell table:style-name="Таблица9.A2" office:value-type="string">
                  <text:p text:style-name="P51">&lt;&lt;</text:p>
                </table:table-cell>
                <table:table-cell table:style-name="Таблица9.A2" office:value-type="string">
                  <text:p text:style-name="P63"/>
                </table:table-cell>
                <table:table-cell table:style-name="Таблица9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1.C4" office:value-type="string">
            <table:table table:name="Таблица10" table:style-name="Таблица10">
              <table:table-column table:style-name="Таблица10.A"/>
              <table:table-row>
                <table:table-cell table:style-name="Таблица10.A1" office:value-type="string">
                  <table:table table:name="Таблица11" table:style-name="Таблица11">
                    <table:table-column table:style-name="Таблица11.A"/>
                    <table:table-column table:style-name="Таблица11.B"/>
                    <table:table-column table:style-name="Таблица11.C"/>
                    <table:table-row>
                      <table:table-cell table:style-name="Таблица11.A1" office:value-type="string">
                        <text:p text:style-name="P49">id</text:p>
                      </table:table-cell>
                      <table:table-cell table:style-name="Таблица11.A1" office:value-type="string">
                        <text:p text:style-name="P49">name</text:p>
                      </table:table-cell>
                      <table:table-cell table:style-name="Таблица11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11.A2" office:value-type="string">
                        <text:p text:style-name="P56"/>
                      </table:table-cell>
                      <table:table-cell table:style-name="Таблица11.A2" office:value-type="string">
                        <text:p text:style-name="P56"/>
                      </table:table-cell>
                      <table:table-cell table:style-name="Таблица11.C2" office:value-type="string">
                        <text:p text:style-name="P56"/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10.A2" office:value-type="string">
                  <table:table table:name="Таблица12" table:style-name="Таблица12">
                    <table:table-column table:style-name="Таблица12.A"/>
                    <table:table-column table:style-name="Таблица12.B"/>
                    <table:table-column table:style-name="Таблица12.C"/>
                    <table:table-row>
                      <table:table-cell table:style-name="Таблица12.A1" office:value-type="string">
                        <text:p text:style-name="P49">id</text:p>
                      </table:table-cell>
                      <table:table-cell table:style-name="Таблица12.A1" office:value-type="string">
                        <text:p text:style-name="P52">token</text:p>
                      </table:table-cell>
                      <table:table-cell table:style-name="Таблица12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12.A2" office:value-type="string">
                        <text:p text:style-name="P56"/>
                      </table:table-cell>
                      <table:table-cell table:style-name="Таблица12.A2" office:value-type="string">
                        <text:p text:style-name="P57"/>
                      </table:table-cell>
                      <table:table-cell table:style-name="Таблица12.C2" office:value-type="string">
                        <text:p text:style-name="P56"/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9"/>
      <text:p text:style-name="P19">2. Периферийные узлы принимают сообщение.</text:p>
      <text:p text:style-name="P9"><text:soft-page-break/></text:p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50">Root node</text:p>
          </table:table-cell>
          <table:table-cell table:style-name="Таблица13.A1" office:value-type="string">
            <text:p text:style-name="P50">FIFO queues</text:p>
          </table:table-cell>
          <table:table-cell table:style-name="Таблица13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13.A2" table:number-rows-spanned="3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able:table table:name="Таблица15" table:style-name="Таблица15">
                    <table:table-column table:style-name="Таблица15.A"/>
                    <table:table-column table:style-name="Таблица15.B"/>
                    <table:table-column table:style-name="Таблица15.C"/>
                    <table:table-row>
                      <table:table-cell table:style-name="Таблица15.A1" office:value-type="string">
                        <text:p text:style-name="P49">id</text:p>
                      </table:table-cell>
                      <table:table-cell table:style-name="Таблица15.A1" office:value-type="string">
                        <text:p text:style-name="P49">name</text:p>
                      </table:table-cell>
                      <table:table-cell table:style-name="Таблица15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15.A2" office:value-type="string">
                        <text:p text:style-name="P56">1</text:p>
                      </table:table-cell>
                      <table:table-cell table:style-name="Таблица15.A2" office:value-type="string">
                        <text:p text:style-name="P56">AAA</text:p>
                      </table:table-cell>
                      <table:table-cell table:style-name="Таблица15.C2" office:value-type="string">
                        <text:p text:style-name="P56">0x0<text:span text:style-name="T53">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14.A2" office:value-type="string">
                  <table:table table:name="Таблица16" table:style-name="Таблица16">
                    <table:table-column table:style-name="Таблица16.A"/>
                    <table:table-column table:style-name="Таблица16.B"/>
                    <table:table-column table:style-name="Таблица16.C"/>
                    <table:table-row>
                      <table:table-cell table:style-name="Таблица16.A1" office:value-type="string">
                        <text:p text:style-name="P49">id</text:p>
                      </table:table-cell>
                      <table:table-cell table:style-name="Таблица16.A1" office:value-type="string">
                        <text:p text:style-name="P53">token</text:p>
                      </table:table-cell>
                      <table:table-cell table:style-name="Таблица16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16.A2" office:value-type="string">
                        <text:p text:style-name="P56">1</text:p>
                      </table:table-cell>
                      <table:table-cell table:style-name="Таблица16.A2" office:value-type="string">
                        <text:p text:style-name="P56">0x0<text:span text:style-name="T53">0</text:span>1</text:p>
                      </table:table-cell>
                      <table:table-cell table:style-name="Таблица16.C2" office:value-type="string">
                        <text:p text:style-name="P60">0x00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13.A2" office:value-type="string">
            <table:table table:name="Таблица17" table:style-name="Таблица17">
              <table:table-column table:style-name="Таблица17.A"/>
              <table:table-column table:style-name="Таблица17.B"/>
              <table:table-column table:style-name="Таблица17.C"/>
              <table:table-row>
                <table:table-cell table:style-name="Таблица17.A1" office:value-type="string">
                  <text:p text:style-name="P51">&gt;&gt;</text:p>
                </table:table-cell>
                <table:table-cell table:style-name="Таблица17.A1" office:value-type="string">
                  <text:p text:style-name="P63"><text:s/></text:p>
                </table:table-cell>
                <table:table-cell table:style-name="Таблица17.C1" office:value-type="string">
                  <text:p text:style-name="P51">&gt;&gt;</text:p>
                </table:table-cell>
              </table:table-row>
              <table:table-row>
                <table:table-cell table:style-name="Таблица17.A2" office:value-type="string">
                  <text:p text:style-name="P51">&lt;&lt;</text:p>
                </table:table-cell>
                <table:table-cell table:style-name="Таблица17.A2" office:value-type="string">
                  <text:p text:style-name="P57"/>
                </table:table-cell>
                <table:table-cell table:style-name="Таблица17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13.C3" office:value-type="string">
            <table:table table:name="Таблица18" table:style-name="Таблица18">
              <table:table-column table:style-name="Таблица18.A"/>
              <table:table-row>
                <table:table-cell table:style-name="Таблица18.A1" office:value-type="string">
                  <table:table table:name="Таблица19" table:style-name="Таблица19">
                    <table:table-column table:style-name="Таблица19.A"/>
                    <table:table-column table:style-name="Таблица19.B"/>
                    <table:table-column table:style-name="Таблица19.C"/>
                    <table:table-row>
                      <table:table-cell table:style-name="Таблица19.A1" office:value-type="string">
                        <text:p text:style-name="P49">id</text:p>
                      </table:table-cell>
                      <table:table-cell table:style-name="Таблица19.A1" office:value-type="string">
                        <text:p text:style-name="P49">name</text:p>
                      </table:table-cell>
                      <table:table-cell table:style-name="Таблица19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19.A2" office:value-type="string">
                        <text:p text:style-name="P56">1</text:p>
                      </table:table-cell>
                      <table:table-cell table:style-name="Таблица19.A2" office:value-type="string">
                        <text:p text:style-name="P56">AAA</text:p>
                      </table:table-cell>
                      <table:table-cell table:style-name="Таблица19.C2" office:value-type="string">
                        <text:p text:style-name="P56">0x<text:span text:style-name="T49">1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18.A2" office:value-type="string">
                  <table:table table:name="Таблица20" table:style-name="Таблица20">
                    <table:table-column table:style-name="Таблица20.A"/>
                    <table:table-column table:style-name="Таблица20.B"/>
                    <table:table-column table:style-name="Таблица20.C"/>
                    <table:table-row>
                      <table:table-cell table:style-name="Таблица20.A1" office:value-type="string">
                        <text:p text:style-name="P49">id</text:p>
                      </table:table-cell>
                      <table:table-cell table:style-name="Таблица20.A1" office:value-type="string">
                        <text:p text:style-name="P52">token</text:p>
                      </table:table-cell>
                      <table:table-cell table:style-name="Таблица20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20.A2" office:value-type="string">
                        <text:p text:style-name="P56">1</text:p>
                      </table:table-cell>
                      <table:table-cell table:style-name="Таблица20.A2" office:value-type="string">
                        <text:p text:style-name="P57">0x0<text:span text:style-name="T53">0</text:span>1</text:p>
                      </table:table-cell>
                      <table:table-cell table:style-name="Таблица20.C2" office:value-type="string">
                        <text:p text:style-name="P60">0x00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13.A2" office:value-type="string">
            <text:p text:style-name="P51"/>
          </table:table-cell>
          <table:table-cell table:style-name="Таблица13.C3" office:value-type="string">
            <text:p text:style-name="P49"/>
          </table:table-cell>
        </table:table-row>
        <table:table-row>
          <table:covered-table-cell/>
          <table:table-cell table:style-name="Таблица13.A2" office:value-type="string">
            <table:table table:name="Таблица21" table:style-name="Таблица21">
              <table:table-column table:style-name="Таблица21.A"/>
              <table:table-column table:style-name="Таблица21.B"/>
              <table:table-column table:style-name="Таблица21.C"/>
              <table:table-row>
                <table:table-cell table:style-name="Таблица21.A1" office:value-type="string">
                  <text:p text:style-name="P51">&gt;&gt;</text:p>
                </table:table-cell>
                <table:table-cell table:style-name="Таблица21.A1" office:value-type="string">
                  <text:p text:style-name="P63"/>
                </table:table-cell>
                <table:table-cell table:style-name="Таблица21.C1" office:value-type="string">
                  <text:p text:style-name="P51">&gt;&gt;</text:p>
                </table:table-cell>
              </table:table-row>
              <table:table-row>
                <table:table-cell table:style-name="Таблица21.A2" office:value-type="string">
                  <text:p text:style-name="P51">&lt;&lt;</text:p>
                </table:table-cell>
                <table:table-cell table:style-name="Таблица21.A2" office:value-type="string">
                  <text:p text:style-name="P63"/>
                </table:table-cell>
                <table:table-cell table:style-name="Таблица21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13.C4" office:value-type="string">
            <table:table table:name="Таблица22" table:style-name="Таблица22">
              <table:table-column table:style-name="Таблица22.A"/>
              <table:table-row>
                <table:table-cell table:style-name="Таблица22.A1" office:value-type="string">
                  <table:table table:name="Таблица23" table:style-name="Таблица23">
                    <table:table-column table:style-name="Таблица23.A"/>
                    <table:table-column table:style-name="Таблица23.B"/>
                    <table:table-column table:style-name="Таблица23.C"/>
                    <table:table-row>
                      <table:table-cell table:style-name="Таблица23.A1" office:value-type="string">
                        <text:p text:style-name="P49">id</text:p>
                      </table:table-cell>
                      <table:table-cell table:style-name="Таблица23.A1" office:value-type="string">
                        <text:p text:style-name="P49">name</text:p>
                      </table:table-cell>
                      <table:table-cell table:style-name="Таблица23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23.A2" office:value-type="string">
                        <text:p text:style-name="P56">1</text:p>
                      </table:table-cell>
                      <table:table-cell table:style-name="Таблица23.A2" office:value-type="string">
                        <text:p text:style-name="P56">AAA</text:p>
                      </table:table-cell>
                      <table:table-cell table:style-name="Таблица23.C2" office:value-type="string">
                        <text:p text:style-name="P56">0x<text:span text:style-name="T49">2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22.A2" office:value-type="string">
                  <table:table table:name="Таблица24" table:style-name="Таблица24">
                    <table:table-column table:style-name="Таблица24.A"/>
                    <table:table-column table:style-name="Таблица24.B"/>
                    <table:table-column table:style-name="Таблица24.C"/>
                    <table:table-row>
                      <table:table-cell table:style-name="Таблица24.A1" office:value-type="string">
                        <text:p text:style-name="P49">id</text:p>
                      </table:table-cell>
                      <table:table-cell table:style-name="Таблица24.A1" office:value-type="string">
                        <text:p text:style-name="P52">token</text:p>
                      </table:table-cell>
                      <table:table-cell table:style-name="Таблица24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24.A2" office:value-type="string">
                        <text:p text:style-name="P56">1</text:p>
                      </table:table-cell>
                      <table:table-cell table:style-name="Таблица24.A2" office:value-type="string">
                        <text:p text:style-name="P57">0x0<text:span text:style-name="T53">0</text:span>1</text:p>
                      </table:table-cell>
                      <table:table-cell table:style-name="Таблица24.C2" office:value-type="string">
                        <text:p text:style-name="P60">0x00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. <text:span text:style-name="T27">Периферийный узел изменяет запись и отправляет сообщение в центральный</text:span></text:p>
      <text:p text:style-name="P28"><text:s text:c="3"/>узел.</text:p>
      <text:p text:style-name="P5"/>
      <table:table table:name="Таблица25" table:style-name="Таблица25">
        <table:table-column table:style-name="Таблица25.A" table:number-columns-repeated="3"/>
        <table:table-row>
          <table:table-cell table:style-name="Таблица25.A1" office:value-type="string">
            <text:p text:style-name="P50">Root node</text:p>
          </table:table-cell>
          <table:table-cell table:style-name="Таблица25.A1" office:value-type="string">
            <text:p text:style-name="P50">FIFO queues</text:p>
          </table:table-cell>
          <table:table-cell table:style-name="Таблица25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25.A2" table:number-rows-spanned="3" office:value-type="string"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able:table table:name="Таблица27" table:style-name="Таблица27">
                    <table:table-column table:style-name="Таблица27.A"/>
                    <table:table-column table:style-name="Таблица27.B"/>
                    <table:table-column table:style-name="Таблица27.C"/>
                    <table:table-row>
                      <table:table-cell table:style-name="Таблица27.A1" office:value-type="string">
                        <text:p text:style-name="P49">id</text:p>
                      </table:table-cell>
                      <table:table-cell table:style-name="Таблица27.A1" office:value-type="string">
                        <text:p text:style-name="P49">name</text:p>
                      </table:table-cell>
                      <table:table-cell table:style-name="Таблица27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27.A2" office:value-type="string">
                        <text:p text:style-name="P56">1</text:p>
                      </table:table-cell>
                      <table:table-cell table:style-name="Таблица27.A2" office:value-type="string">
                        <text:p text:style-name="P56">AAA</text:p>
                      </table:table-cell>
                      <table:table-cell table:style-name="Таблица27.C2" office:value-type="string">
                        <text:p text:style-name="P56">0x0<text:span text:style-name="T54">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26.A2" office:value-type="string">
                  <table:table table:name="Таблица28" table:style-name="Таблица28">
                    <table:table-column table:style-name="Таблица28.A"/>
                    <table:table-column table:style-name="Таблица28.B"/>
                    <table:table-column table:style-name="Таблица28.C"/>
                    <table:table-row>
                      <table:table-cell table:style-name="Таблица28.A1" office:value-type="string">
                        <text:p text:style-name="P49">id</text:p>
                      </table:table-cell>
                      <table:table-cell table:style-name="Таблица28.A1" office:value-type="string">
                        <text:p text:style-name="P53">token</text:p>
                      </table:table-cell>
                      <table:table-cell table:style-name="Таблица28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28.A2" office:value-type="string">
                        <text:p text:style-name="P56">1</text:p>
                      </table:table-cell>
                      <table:table-cell table:style-name="Таблица28.A2" office:value-type="string">
                        <text:p text:style-name="P56">0x0<text:span text:style-name="T54">0</text:span>1</text:p>
                      </table:table-cell>
                      <table:table-cell table:style-name="Таблица28.C2" office:value-type="string">
                        <text:p text:style-name="P60">0x00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25.A2" office:value-type="string">
            <table:table table:name="Таблица29" table:style-name="Таблица29">
              <table:table-column table:style-name="Таблица29.A"/>
              <table:table-column table:style-name="Таблица29.B"/>
              <table:table-column table:style-name="Таблица29.C"/>
              <table:table-row>
                <table:table-cell table:style-name="Таблица29.A1" office:value-type="string">
                  <text:p text:style-name="P51">&gt;&gt;</text:p>
                </table:table-cell>
                <table:table-cell table:style-name="Таблица29.A1" office:value-type="string">
                  <text:p text:style-name="P63"><text:s/></text:p>
                </table:table-cell>
                <table:table-cell table:style-name="Таблица29.C1" office:value-type="string">
                  <text:p text:style-name="P51">&gt;&gt;</text:p>
                </table:table-cell>
              </table:table-row>
              <table:table-row>
                <table:table-cell table:style-name="Таблица29.A2" office:value-type="string">
                  <text:p text:style-name="P51">&lt;&lt;</text:p>
                </table:table-cell>
                <table:table-cell table:style-name="Таблица29.A2" office:value-type="string">
                  <text:p text:style-name="P63"><text:span text:style-name="T8">1+</text:span><text:span text:style-name="T9">BBB</text:span><text:span text:style-name="T8">+0x0</text:span><text:span text:style-name="T13">0</text:span><text:span text:style-name="T8">1+0x0</text:span><text:span text:style-name="T17">0</text:span></text:p>
                </table:table-cell>
                <table:table-cell table:style-name="Таблица29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25.C3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able:table table:name="Таблица31" table:style-name="Таблица31">
                    <table:table-column table:style-name="Таблица31.A"/>
                    <table:table-column table:style-name="Таблица31.B"/>
                    <table:table-column table:style-name="Таблица31.C"/>
                    <table:table-row>
                      <table:table-cell table:style-name="Таблица31.A1" office:value-type="string">
                        <text:p text:style-name="P49">id</text:p>
                      </table:table-cell>
                      <table:table-cell table:style-name="Таблица31.A1" office:value-type="string">
                        <text:p text:style-name="P49">name</text:p>
                      </table:table-cell>
                      <table:table-cell table:style-name="Таблица31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31.A2" office:value-type="string">
                        <text:p text:style-name="P56">1</text:p>
                      </table:table-cell>
                      <table:table-cell table:style-name="Таблица31.A2" office:value-type="string">
                        <text:p text:style-name="P58">BBB</text:p>
                      </table:table-cell>
                      <table:table-cell table:style-name="Таблица31.C2" office:value-type="string">
                        <text:p text:style-name="P56">0x<text:span text:style-name="T49">1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30.A2" office:value-type="string">
                  <table:table table:name="Таблица32" table:style-name="Таблица32">
                    <table:table-column table:style-name="Таблица32.A"/>
                    <table:table-column table:style-name="Таблица32.B"/>
                    <table:table-column table:style-name="Таблица32.C"/>
                    <table:table-row>
                      <table:table-cell table:style-name="Таблица32.A1" office:value-type="string">
                        <text:p text:style-name="P49">id</text:p>
                      </table:table-cell>
                      <table:table-cell table:style-name="Таблица32.A1" office:value-type="string">
                        <text:p text:style-name="P52">token</text:p>
                      </table:table-cell>
                      <table:table-cell table:style-name="Таблица32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32.A2" office:value-type="string">
                        <text:p text:style-name="P56">1</text:p>
                      </table:table-cell>
                      <table:table-cell table:style-name="Таблица32.A2" office:value-type="string">
                        <text:p text:style-name="P57">0x0<text:span text:style-name="T54">0</text:span>1</text:p>
                      </table:table-cell>
                      <table:table-cell table:style-name="Таблица32.C2" office:value-type="string">
                        <text:p text:style-name="P56">0x<text:span text:style-name="T54">01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25.A2" office:value-type="string">
            <text:p text:style-name="P51"/>
          </table:table-cell>
          <table:table-cell table:style-name="Таблица25.C3" office:value-type="string">
            <text:p text:style-name="P49"/>
          </table:table-cell>
        </table:table-row>
        <table:table-row>
          <table:covered-table-cell/>
          <table:table-cell table:style-name="Таблица25.A2" office:value-type="string">
            <table:table table:name="Таблица33" table:style-name="Таблица33">
              <table:table-column table:style-name="Таблица33.A"/>
              <table:table-column table:style-name="Таблица33.B"/>
              <table:table-column table:style-name="Таблица33.C"/>
              <table:table-row>
                <table:table-cell table:style-name="Таблица33.A1" office:value-type="string">
                  <text:p text:style-name="P51">&gt;&gt;</text:p>
                </table:table-cell>
                <table:table-cell table:style-name="Таблица33.A1" office:value-type="string">
                  <text:p text:style-name="P63"/>
                </table:table-cell>
                <table:table-cell table:style-name="Таблица33.C1" office:value-type="string">
                  <text:p text:style-name="P51">&gt;&gt;</text:p>
                </table:table-cell>
              </table:table-row>
              <table:table-row>
                <table:table-cell table:style-name="Таблица33.A2" office:value-type="string">
                  <text:p text:style-name="P51">&lt;&lt;</text:p>
                </table:table-cell>
                <table:table-cell table:style-name="Таблица33.A2" office:value-type="string">
                  <text:p text:style-name="P63"/>
                </table:table-cell>
                <table:table-cell table:style-name="Таблица33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25.C4" office:value-type="string">
            <table:table table:name="Таблица34" table:style-name="Таблица34">
              <table:table-column table:style-name="Таблица34.A"/>
              <table:table-row>
                <table:table-cell table:style-name="Таблица34.A1" office:value-type="string">
                  <table:table table:name="Таблица35" table:style-name="Таблица35">
                    <table:table-column table:style-name="Таблица35.A"/>
                    <table:table-column table:style-name="Таблица35.B"/>
                    <table:table-column table:style-name="Таблица35.C"/>
                    <table:table-row>
                      <table:table-cell table:style-name="Таблица35.A1" office:value-type="string">
                        <text:p text:style-name="P49">id</text:p>
                      </table:table-cell>
                      <table:table-cell table:style-name="Таблица35.A1" office:value-type="string">
                        <text:p text:style-name="P49">name</text:p>
                      </table:table-cell>
                      <table:table-cell table:style-name="Таблица35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35.A2" office:value-type="string">
                        <text:p text:style-name="P56">1</text:p>
                      </table:table-cell>
                      <table:table-cell table:style-name="Таблица35.A2" office:value-type="string">
                        <text:p text:style-name="P56">AAA</text:p>
                      </table:table-cell>
                      <table:table-cell table:style-name="Таблица35.C2" office:value-type="string">
                        <text:p text:style-name="P56">0x<text:span text:style-name="T49">2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34.A2" office:value-type="string">
                  <table:table table:name="Таблица36" table:style-name="Таблица36">
                    <table:table-column table:style-name="Таблица36.A"/>
                    <table:table-column table:style-name="Таблица36.B"/>
                    <table:table-column table:style-name="Таблица36.C"/>
                    <table:table-row>
                      <table:table-cell table:style-name="Таблица36.A1" office:value-type="string">
                        <text:p text:style-name="P49">id</text:p>
                      </table:table-cell>
                      <table:table-cell table:style-name="Таблица36.A1" office:value-type="string">
                        <text:p text:style-name="P52">token</text:p>
                      </table:table-cell>
                      <table:table-cell table:style-name="Таблица36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36.A2" office:value-type="string">
                        <text:p text:style-name="P56">1</text:p>
                      </table:table-cell>
                      <table:table-cell table:style-name="Таблица36.A2" office:value-type="string">
                        <text:p text:style-name="P57">0x0<text:span text:style-name="T61">0</text:span>1</text:p>
                      </table:table-cell>
                      <table:table-cell table:style-name="Таблица36.C2" office:value-type="string">
                        <text:p text:style-name="P56">0x0<text:span text:style-name="T51">0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5"/>
      <text:p text:style-name="P7"><text:soft-page-break/>2. <text:span text:style-name="T22">Центральный узел принимает сообщение и применяет правила маршрутизации.</text:span></text:p>
      <text:p text:style-name="P5"/>
      <table:table table:name="Таблица37" table:style-name="Таблица37">
        <table:table-column table:style-name="Таблица37.A" table:number-columns-repeated="3"/>
        <table:table-row>
          <table:table-cell table:style-name="Таблица37.A1" office:value-type="string">
            <text:p text:style-name="P50">Root node</text:p>
          </table:table-cell>
          <table:table-cell table:style-name="Таблица37.A1" office:value-type="string">
            <text:p text:style-name="P50">FIFO queues</text:p>
          </table:table-cell>
          <table:table-cell table:style-name="Таблица37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37.A2" table:number-rows-spanned="3" office:value-type="string">
            <table:table table:name="Таблица38" table:style-name="Таблица38">
              <table:table-column table:style-name="Таблица38.A"/>
              <table:table-row>
                <table:table-cell table:style-name="Таблица38.A1" office:value-type="string">
                  <table:table table:name="Таблица39" table:style-name="Таблица39">
                    <table:table-column table:style-name="Таблица39.A"/>
                    <table:table-column table:style-name="Таблица39.B"/>
                    <table:table-column table:style-name="Таблица39.C"/>
                    <table:table-row>
                      <table:table-cell table:style-name="Таблица39.A1" office:value-type="string">
                        <text:p text:style-name="P49">id</text:p>
                      </table:table-cell>
                      <table:table-cell table:style-name="Таблица39.A1" office:value-type="string">
                        <text:p text:style-name="P49">name</text:p>
                      </table:table-cell>
                      <table:table-cell table:style-name="Таблица39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39.A2" office:value-type="string">
                        <text:p text:style-name="P56">1</text:p>
                      </table:table-cell>
                      <table:table-cell table:style-name="Таблица39.A2" office:value-type="string">
                        <text:p text:style-name="P58">BBB</text:p>
                      </table:table-cell>
                      <table:table-cell table:style-name="Таблица39.C2" office:value-type="string">
                        <text:p text:style-name="P56">0x0<text:span text:style-name="T61">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38.A2" office:value-type="string">
                  <table:table table:name="Таблица40" table:style-name="Таблица40">
                    <table:table-column table:style-name="Таблица40.A"/>
                    <table:table-column table:style-name="Таблица40.B"/>
                    <table:table-column table:style-name="Таблица40.C"/>
                    <table:table-row>
                      <table:table-cell table:style-name="Таблица40.A1" office:value-type="string">
                        <text:p text:style-name="P49">id</text:p>
                      </table:table-cell>
                      <table:table-cell table:style-name="Таблица40.A1" office:value-type="string">
                        <text:p text:style-name="P53">token</text:p>
                      </table:table-cell>
                      <table:table-cell table:style-name="Таблица40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40.A2" office:value-type="string">
                        <text:p text:style-name="P56">1</text:p>
                      </table:table-cell>
                      <table:table-cell table:style-name="Таблица40.A2" office:value-type="string">
                        <text:p text:style-name="P56">0x0<text:span text:style-name="T61">0</text:span>1</text:p>
                      </table:table-cell>
                      <table:table-cell table:style-name="Таблица40.C2" office:value-type="string">
                        <text:p text:style-name="P60">0x01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37.A2" office:value-type="string">
            <table:table table:name="Таблица41" table:style-name="Таблица41">
              <table:table-column table:style-name="Таблица41.A"/>
              <table:table-column table:style-name="Таблица41.B"/>
              <table:table-column table:style-name="Таблица41.C"/>
              <table:table-row>
                <table:table-cell table:style-name="Таблица41.A1" office:value-type="string">
                  <text:p text:style-name="P51">&gt;&gt;</text:p>
                </table:table-cell>
                <table:table-cell table:style-name="Таблица41.A1" office:value-type="string">
                  <text:p text:style-name="P63"><text:s/></text:p>
                </table:table-cell>
                <table:table-cell table:style-name="Таблица41.C1" office:value-type="string">
                  <text:p text:style-name="P51">&gt;&gt;</text:p>
                </table:table-cell>
              </table:table-row>
              <table:table-row>
                <table:table-cell table:style-name="Таблица41.A2" office:value-type="string">
                  <text:p text:style-name="P51">&lt;&lt;</text:p>
                </table:table-cell>
                <table:table-cell table:style-name="Таблица41.A2" office:value-type="string">
                  <text:p text:style-name="P57"/>
                </table:table-cell>
                <table:table-cell table:style-name="Таблица41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37.C3" office:value-type="string">
            <table:table table:name="Таблица42" table:style-name="Таблица42">
              <table:table-column table:style-name="Таблица42.A"/>
              <table:table-row>
                <table:table-cell table:style-name="Таблица42.A1" office:value-type="string">
                  <table:table table:name="Таблица43" table:style-name="Таблица43">
                    <table:table-column table:style-name="Таблица43.A"/>
                    <table:table-column table:style-name="Таблица43.B"/>
                    <table:table-column table:style-name="Таблица43.C"/>
                    <table:table-row>
                      <table:table-cell table:style-name="Таблица43.A1" office:value-type="string">
                        <text:p text:style-name="P49">id</text:p>
                      </table:table-cell>
                      <table:table-cell table:style-name="Таблица43.A1" office:value-type="string">
                        <text:p text:style-name="P49">name</text:p>
                      </table:table-cell>
                      <table:table-cell table:style-name="Таблица43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43.A2" office:value-type="string">
                        <text:p text:style-name="P56">1</text:p>
                      </table:table-cell>
                      <table:table-cell table:style-name="Таблица43.A2" office:value-type="string">
                        <text:p text:style-name="P58">BBB</text:p>
                      </table:table-cell>
                      <table:table-cell table:style-name="Таблица43.C2" office:value-type="string">
                        <text:p text:style-name="P56">0x<text:span text:style-name="T49">1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42.A2" office:value-type="string">
                  <table:table table:name="Таблица44" table:style-name="Таблица44">
                    <table:table-column table:style-name="Таблица44.A"/>
                    <table:table-column table:style-name="Таблица44.B"/>
                    <table:table-column table:style-name="Таблица44.C"/>
                    <table:table-row>
                      <table:table-cell table:style-name="Таблица44.A1" office:value-type="string">
                        <text:p text:style-name="P49">id</text:p>
                      </table:table-cell>
                      <table:table-cell table:style-name="Таблица44.A1" office:value-type="string">
                        <text:p text:style-name="P52">token</text:p>
                      </table:table-cell>
                      <table:table-cell table:style-name="Таблица44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44.A2" office:value-type="string">
                        <text:p text:style-name="P56">1</text:p>
                      </table:table-cell>
                      <table:table-cell table:style-name="Таблица44.A2" office:value-type="string">
                        <text:p text:style-name="P57">0x0<text:span text:style-name="T61">0</text:span>1</text:p>
                      </table:table-cell>
                      <table:table-cell table:style-name="Таблица44.C2" office:value-type="string">
                        <text:p text:style-name="P56">0x01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37.A2" office:value-type="string">
            <text:p text:style-name="P51"/>
          </table:table-cell>
          <table:table-cell table:style-name="Таблица37.C3" office:value-type="string">
            <text:p text:style-name="P49"/>
          </table:table-cell>
        </table:table-row>
        <table:table-row>
          <table:covered-table-cell/>
          <table:table-cell table:style-name="Таблица37.A2" office:value-type="string">
            <table:table table:name="Таблица45" table:style-name="Таблица45">
              <table:table-column table:style-name="Таблица45.A"/>
              <table:table-column table:style-name="Таблица45.B"/>
              <table:table-column table:style-name="Таблица45.C"/>
              <table:table-row>
                <table:table-cell table:style-name="Таблица45.A1" office:value-type="string">
                  <text:p text:style-name="P51">&gt;&gt;</text:p>
                </table:table-cell>
                <table:table-cell table:style-name="Таблица45.A1" office:value-type="string">
                  <text:p text:style-name="P63"><text:span text:style-name="T8">1+</text:span><text:span text:style-name="T9">BBB</text:span><text:span text:style-name="T8">+0x0</text:span><text:span text:style-name="T14">0</text:span><text:span text:style-name="T8">1+0x0</text:span><text:span text:style-name="T11">1</text:span></text:p>
                </table:table-cell>
                <table:table-cell table:style-name="Таблица45.C1" office:value-type="string">
                  <text:p text:style-name="P51">&gt;&gt;</text:p>
                </table:table-cell>
              </table:table-row>
              <table:table-row>
                <table:table-cell table:style-name="Таблица45.A2" office:value-type="string">
                  <text:p text:style-name="P51">&lt;&lt;</text:p>
                </table:table-cell>
                <table:table-cell table:style-name="Таблица45.A2" office:value-type="string">
                  <text:p text:style-name="P63"/>
                </table:table-cell>
                <table:table-cell table:style-name="Таблица45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37.C4" office:value-type="string">
            <table:table table:name="Таблица46" table:style-name="Таблица46">
              <table:table-column table:style-name="Таблица46.A"/>
              <table:table-row>
                <table:table-cell table:style-name="Таблица46.A1" office:value-type="string">
                  <table:table table:name="Таблица47" table:style-name="Таблица47">
                    <table:table-column table:style-name="Таблица47.A"/>
                    <table:table-column table:style-name="Таблица47.B"/>
                    <table:table-column table:style-name="Таблица47.C"/>
                    <table:table-row>
                      <table:table-cell table:style-name="Таблица47.A1" office:value-type="string">
                        <text:p text:style-name="P49">id</text:p>
                      </table:table-cell>
                      <table:table-cell table:style-name="Таблица47.A1" office:value-type="string">
                        <text:p text:style-name="P49">name</text:p>
                      </table:table-cell>
                      <table:table-cell table:style-name="Таблица47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47.A2" office:value-type="string">
                        <text:p text:style-name="P56">1</text:p>
                      </table:table-cell>
                      <table:table-cell table:style-name="Таблица47.A2" office:value-type="string">
                        <text:p text:style-name="P56">AAA</text:p>
                      </table:table-cell>
                      <table:table-cell table:style-name="Таблица47.C2" office:value-type="string">
                        <text:p text:style-name="P56">0x<text:span text:style-name="T49">20</text:span>1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46.A2" office:value-type="string">
                  <table:table table:name="Таблица48" table:style-name="Таблица48">
                    <table:table-column table:style-name="Таблица48.A"/>
                    <table:table-column table:style-name="Таблица48.B"/>
                    <table:table-column table:style-name="Таблица48.C"/>
                    <table:table-row>
                      <table:table-cell table:style-name="Таблица48.A1" office:value-type="string">
                        <text:p text:style-name="P49">id</text:p>
                      </table:table-cell>
                      <table:table-cell table:style-name="Таблица48.A1" office:value-type="string">
                        <text:p text:style-name="P52">token</text:p>
                      </table:table-cell>
                      <table:table-cell table:style-name="Таблица48.C1" office:value-type="string">
                        <text:p text:style-name="P54">mutex</text:p>
                      </table:table-cell>
                    </table:table-row>
                    <table:table-row>
                      <table:table-cell table:style-name="Таблица48.A2" office:value-type="string">
                        <text:p text:style-name="P56">1</text:p>
                      </table:table-cell>
                      <table:table-cell table:style-name="Таблица48.A2" office:value-type="string">
                        <text:p text:style-name="P57">0x0<text:span text:style-name="T61">0</text:span>1</text:p>
                      </table:table-cell>
                      <table:table-cell table:style-name="Таблица48.C2" office:value-type="string">
                        <text:p text:style-name="P56">0x0<text:span text:style-name="T52">0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5"/>
      <text:p text:style-name="P8">3. <text:span text:style-name="T22">Периферийный узел принимает сообщение другого периферийного узла.</text:span></text:p>
      <text:p text:style-name="P5"/>
      <table:table table:name="Таблица49" table:style-name="Таблица49">
        <table:table-column table:style-name="Таблица49.A" table:number-columns-repeated="3"/>
        <table:table-row>
          <table:table-cell table:style-name="Таблица49.A1" office:value-type="string">
            <text:p text:style-name="P50">Root node</text:p>
          </table:table-cell>
          <table:table-cell table:style-name="Таблица49.A1" office:value-type="string">
            <text:p text:style-name="P50">FIFO queues</text:p>
          </table:table-cell>
          <table:table-cell table:style-name="Таблица49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49.A2" table:number-rows-spanned="3" office:value-type="string">
            <table:table table:name="Таблица50" table:style-name="Таблица50">
              <table:table-column table:style-name="Таблица50.A"/>
              <table:table-row>
                <table:table-cell table:style-name="Таблица50.A1" office:value-type="string">
                  <table:table table:name="Таблица51" table:style-name="Таблица51">
                    <table:table-column table:style-name="Таблица51.A"/>
                    <table:table-column table:style-name="Таблица51.B"/>
                    <table:table-column table:style-name="Таблица51.C"/>
                    <table:table-row>
                      <table:table-cell table:style-name="Таблица51.A1" office:value-type="string">
                        <text:p text:style-name="P49">id</text:p>
                      </table:table-cell>
                      <table:table-cell table:style-name="Таблица51.A1" office:value-type="string">
                        <text:p text:style-name="P49">name</text:p>
                      </table:table-cell>
                      <table:table-cell table:style-name="Таблица51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51.A2" office:value-type="string">
                        <text:p text:style-name="P56">1</text:p>
                      </table:table-cell>
                      <table:table-cell table:style-name="Таблица51.A2" office:value-type="string">
                        <text:p text:style-name="P58">BBB</text:p>
                      </table:table-cell>
                      <table:table-cell table:style-name="Таблица51.C2" office:value-type="string">
                        <text:p text:style-name="P56">0x0<text:span text:style-name="T61">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50.A2" office:value-type="string">
                  <table:table table:name="Таблица52" table:style-name="Таблица52">
                    <table:table-column table:style-name="Таблица52.A"/>
                    <table:table-column table:style-name="Таблица52.B"/>
                    <table:table-column table:style-name="Таблица52.C"/>
                    <table:table-row>
                      <table:table-cell table:style-name="Таблица52.A1" office:value-type="string">
                        <text:p text:style-name="P49">id</text:p>
                      </table:table-cell>
                      <table:table-cell table:style-name="Таблица52.A1" office:value-type="string">
                        <text:p text:style-name="P53">token</text:p>
                      </table:table-cell>
                      <table:table-cell table:style-name="Таблица52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52.A2" office:value-type="string">
                        <text:p text:style-name="P56">1</text:p>
                      </table:table-cell>
                      <table:table-cell table:style-name="Таблица52.A2" office:value-type="string">
                        <text:p text:style-name="P56">0x0<text:span text:style-name="T61">0</text:span>1</text:p>
                      </table:table-cell>
                      <table:table-cell table:style-name="Таблица52.C2" office:value-type="string">
                        <text:p text:style-name="P56">0x01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49.A2" office:value-type="string">
            <table:table table:name="Таблица53" table:style-name="Таблица53">
              <table:table-column table:style-name="Таблица53.A"/>
              <table:table-column table:style-name="Таблица53.B"/>
              <table:table-column table:style-name="Таблица53.C"/>
              <table:table-row>
                <table:table-cell table:style-name="Таблица53.A1" office:value-type="string">
                  <text:p text:style-name="P51">&gt;&gt;</text:p>
                </table:table-cell>
                <table:table-cell table:style-name="Таблица53.A1" office:value-type="string">
                  <text:p text:style-name="P63"><text:s/></text:p>
                </table:table-cell>
                <table:table-cell table:style-name="Таблица53.C1" office:value-type="string">
                  <text:p text:style-name="P51">&gt;&gt;</text:p>
                </table:table-cell>
              </table:table-row>
              <table:table-row>
                <table:table-cell table:style-name="Таблица53.A2" office:value-type="string">
                  <text:p text:style-name="P51">&lt;&lt;</text:p>
                </table:table-cell>
                <table:table-cell table:style-name="Таблица53.A2" office:value-type="string">
                  <text:p text:style-name="P57"/>
                </table:table-cell>
                <table:table-cell table:style-name="Таблица53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49.C3" office:value-type="string">
            <table:table table:name="Таблица54" table:style-name="Таблица54">
              <table:table-column table:style-name="Таблица54.A"/>
              <table:table-row>
                <table:table-cell table:style-name="Таблица54.A1" office:value-type="string">
                  <table:table table:name="Таблица55" table:style-name="Таблица55">
                    <table:table-column table:style-name="Таблица55.A"/>
                    <table:table-column table:style-name="Таблица55.B"/>
                    <table:table-column table:style-name="Таблица55.C"/>
                    <table:table-row>
                      <table:table-cell table:style-name="Таблица55.A1" office:value-type="string">
                        <text:p text:style-name="P49">id</text:p>
                      </table:table-cell>
                      <table:table-cell table:style-name="Таблица55.A1" office:value-type="string">
                        <text:p text:style-name="P49">name</text:p>
                      </table:table-cell>
                      <table:table-cell table:style-name="Таблица55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55.A2" office:value-type="string">
                        <text:p text:style-name="P56">1</text:p>
                      </table:table-cell>
                      <table:table-cell table:style-name="Таблица55.A2" office:value-type="string">
                        <text:p text:style-name="P58">BBB</text:p>
                      </table:table-cell>
                      <table:table-cell table:style-name="Таблица55.C2" office:value-type="string">
                        <text:p text:style-name="P56">0x<text:span text:style-name="T49">1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54.A2" office:value-type="string">
                  <table:table table:name="Таблица56" table:style-name="Таблица56">
                    <table:table-column table:style-name="Таблица56.A"/>
                    <table:table-column table:style-name="Таблица56.B"/>
                    <table:table-column table:style-name="Таблица56.C"/>
                    <table:table-row>
                      <table:table-cell table:style-name="Таблица56.A1" office:value-type="string">
                        <text:p text:style-name="P49">id</text:p>
                      </table:table-cell>
                      <table:table-cell table:style-name="Таблица56.A1" office:value-type="string">
                        <text:p text:style-name="P52">token</text:p>
                      </table:table-cell>
                      <table:table-cell table:style-name="Таблица56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56.A2" office:value-type="string">
                        <text:p text:style-name="P56">1</text:p>
                      </table:table-cell>
                      <table:table-cell table:style-name="Таблица56.A2" office:value-type="string">
                        <text:p text:style-name="P57">0x0<text:span text:style-name="T61">0</text:span>1</text:p>
                      </table:table-cell>
                      <table:table-cell table:style-name="Таблица56.C2" office:value-type="string">
                        <text:p text:style-name="P56">0x01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49.A2" office:value-type="string">
            <text:p text:style-name="P51"/>
          </table:table-cell>
          <table:table-cell table:style-name="Таблица49.C3" office:value-type="string">
            <text:p text:style-name="P49"/>
          </table:table-cell>
        </table:table-row>
        <table:table-row>
          <table:covered-table-cell/>
          <table:table-cell table:style-name="Таблица49.A2" office:value-type="string">
            <table:table table:name="Таблица57" table:style-name="Таблица57">
              <table:table-column table:style-name="Таблица57.A"/>
              <table:table-column table:style-name="Таблица57.B"/>
              <table:table-column table:style-name="Таблица57.C"/>
              <table:table-row>
                <table:table-cell table:style-name="Таблица57.A1" office:value-type="string">
                  <text:p text:style-name="P51">&gt;&gt;</text:p>
                </table:table-cell>
                <table:table-cell table:style-name="Таблица57.A1" office:value-type="string">
                  <text:p text:style-name="P58"/>
                </table:table-cell>
                <table:table-cell table:style-name="Таблица57.C1" office:value-type="string">
                  <text:p text:style-name="P51">&gt;&gt;</text:p>
                </table:table-cell>
              </table:table-row>
              <table:table-row>
                <table:table-cell table:style-name="Таблица57.A2" office:value-type="string">
                  <text:p text:style-name="P51">&lt;&lt;</text:p>
                </table:table-cell>
                <table:table-cell table:style-name="Таблица57.A2" office:value-type="string">
                  <text:p text:style-name="P63"/>
                </table:table-cell>
                <table:table-cell table:style-name="Таблица57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49.C4" office:value-type="string">
            <table:table table:name="Таблица58" table:style-name="Таблица58">
              <table:table-column table:style-name="Таблица58.A"/>
              <table:table-row>
                <table:table-cell table:style-name="Таблица58.A1" office:value-type="string">
                  <table:table table:name="Таблица59" table:style-name="Таблица59">
                    <table:table-column table:style-name="Таблица59.A"/>
                    <table:table-column table:style-name="Таблица59.B"/>
                    <table:table-column table:style-name="Таблица59.C"/>
                    <table:table-row>
                      <table:table-cell table:style-name="Таблица59.A1" office:value-type="string">
                        <text:p text:style-name="P49">id</text:p>
                      </table:table-cell>
                      <table:table-cell table:style-name="Таблица59.A1" office:value-type="string">
                        <text:p text:style-name="P49">name</text:p>
                      </table:table-cell>
                      <table:table-cell table:style-name="Таблица59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59.A2" office:value-type="string">
                        <text:p text:style-name="P56">1</text:p>
                      </table:table-cell>
                      <table:table-cell table:style-name="Таблица59.A2" office:value-type="string">
                        <text:p text:style-name="P59">BBB</text:p>
                      </table:table-cell>
                      <table:table-cell table:style-name="Таблица59.C2" office:value-type="string">
                        <text:p text:style-name="P56">0x<text:span text:style-name="T49">2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58.A2" office:value-type="string">
                  <table:table table:name="Таблица60" table:style-name="Таблица60">
                    <table:table-column table:style-name="Таблица60.A"/>
                    <table:table-column table:style-name="Таблица60.B"/>
                    <table:table-column table:style-name="Таблица60.C"/>
                    <table:table-row>
                      <table:table-cell table:style-name="Таблица60.A1" office:value-type="string">
                        <text:p text:style-name="P49">id</text:p>
                      </table:table-cell>
                      <table:table-cell table:style-name="Таблица60.A1" office:value-type="string">
                        <text:p text:style-name="P52">token</text:p>
                      </table:table-cell>
                      <table:table-cell table:style-name="Таблица60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60.A2" office:value-type="string">
                        <text:p text:style-name="P56">1</text:p>
                      </table:table-cell>
                      <table:table-cell table:style-name="Таблица60.A2" office:value-type="string">
                        <text:p text:style-name="P57">0x0<text:span text:style-name="T61">0</text:span>1</text:p>
                      </table:table-cell>
                      <table:table-cell table:style-name="Таблица60.C2" office:value-type="string">
                        <text:p text:style-name="P56">0x0<text:span text:style-name="T62">1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5"/>
      <text:p text:style-name="P8"/>
      <text:p text:style-name="P8"/>
      <text:p text:style-name="P8">************</text:p>
      <text:p text:style-name="P8"/>
      <text:p text:style-name="P8"/>
      <text:p text:style-name="P8"><text:span text:style-name="T62">4</text:span>. <text:span text:style-name="T22">Периферийны</text:span><text:span text:style-name="T29">е</text:span><text:span text:style-name="T22"> узл</text:span><text:span text:style-name="T29">ы одновременно</text:span><text:span text:style-name="T22"> </text:span><text:span text:style-name="T28">отправля</text:span><text:span text:style-name="T29">ю</text:span><text:span text:style-name="T28">т </text:span><text:span text:style-name="T22">сообщени</text:span><text:span text:style-name="T29">я</text:span><text:span text:style-name="T22">.</text:span></text:p>
      <text:p text:style-name="P5"/>
      <table:table table:name="Таблица61" table:style-name="Таблица61">
        <table:table-column table:style-name="Таблица61.A" table:number-columns-repeated="3"/>
        <table:table-row>
          <table:table-cell table:style-name="Таблица61.A1" office:value-type="string">
            <text:p text:style-name="P50">Root node</text:p>
          </table:table-cell>
          <table:table-cell table:style-name="Таблица61.A1" office:value-type="string">
            <text:p text:style-name="P50">FIFO queues</text:p>
          </table:table-cell>
          <table:table-cell table:style-name="Таблица61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61.A2" table:number-rows-spanned="3" office:value-type="string">
            <table:table table:name="Таблица62" table:style-name="Таблица62">
              <table:table-column table:style-name="Таблица62.A"/>
              <table:table-row>
                <table:table-cell table:style-name="Таблица62.A1" office:value-type="string">
                  <table:table table:name="Таблица63" table:style-name="Таблица63">
                    <table:table-column table:style-name="Таблица63.A"/>
                    <table:table-column table:style-name="Таблица63.B"/>
                    <table:table-column table:style-name="Таблица63.C"/>
                    <table:table-row>
                      <table:table-cell table:style-name="Таблица63.A1" office:value-type="string">
                        <text:p text:style-name="P49">id</text:p>
                      </table:table-cell>
                      <table:table-cell table:style-name="Таблица63.A1" office:value-type="string">
                        <text:p text:style-name="P49">name</text:p>
                      </table:table-cell>
                      <table:table-cell table:style-name="Таблица63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63.A2" office:value-type="string">
                        <text:p text:style-name="P56">1</text:p>
                      </table:table-cell>
                      <table:table-cell table:style-name="Таблица63.A2" office:value-type="string">
                        <text:p text:style-name="P58">BBB</text:p>
                      </table:table-cell>
                      <table:table-cell table:style-name="Таблица63.C2" office:value-type="string">
                        <text:p text:style-name="P56">0x0<text:span text:style-name="T61">02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62.A2" office:value-type="string">
                  <table:table table:name="Таблица64" table:style-name="Таблица64">
                    <table:table-column table:style-name="Таблица64.A"/>
                    <table:table-column table:style-name="Таблица64.B"/>
                    <table:table-column table:style-name="Таблица64.C"/>
                    <table:table-row>
                      <table:table-cell table:style-name="Таблица64.A1" office:value-type="string">
                        <text:p text:style-name="P49">id</text:p>
                      </table:table-cell>
                      <table:table-cell table:style-name="Таблица64.A1" office:value-type="string">
                        <text:p text:style-name="P53">token</text:p>
                      </table:table-cell>
                      <table:table-cell table:style-name="Таблица64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64.A2" office:value-type="string">
                        <text:p text:style-name="P56">1</text:p>
                      </table:table-cell>
                      <table:table-cell table:style-name="Таблица64.A2" office:value-type="string">
                        <text:p text:style-name="P56">0x0<text:span text:style-name="T61">0</text:span>1</text:p>
                      </table:table-cell>
                      <table:table-cell table:style-name="Таблица64.C2" office:value-type="string">
                        <text:p text:style-name="P56">0x01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61.A2" office:value-type="string">
            <table:table table:name="Таблица65" table:style-name="Таблица65">
              <table:table-column table:style-name="Таблица65.A"/>
              <table:table-column table:style-name="Таблица65.B"/>
              <table:table-column table:style-name="Таблица65.C"/>
              <table:table-row>
                <table:table-cell table:style-name="Таблица65.A1" office:value-type="string">
                  <text:p text:style-name="P51">&gt;&gt;</text:p>
                </table:table-cell>
                <table:table-cell table:style-name="Таблица65.A1" office:value-type="string">
                  <text:p text:style-name="P63"><text:s/></text:p>
                </table:table-cell>
                <table:table-cell table:style-name="Таблица65.C1" office:value-type="string">
                  <text:p text:style-name="P51">&gt;&gt;</text:p>
                </table:table-cell>
              </table:table-row>
              <table:table-row>
                <table:table-cell table:style-name="Таблица65.A2" office:value-type="string">
                  <text:p text:style-name="P51">&lt;&lt;</text:p>
                </table:table-cell>
                <table:table-cell table:style-name="Таблица65.A2" office:value-type="string">
                  <text:p text:style-name="P63"><text:span text:style-name="T8">1+</text:span><text:span text:style-name="T15">CCC</text:span><text:span text:style-name="T8">+0x0</text:span><text:span text:style-name="T13">0</text:span><text:span text:style-name="T8">1+0x</text:span><text:span text:style-name="T16">0</text:span><text:span text:style-name="T8">1</text:span></text:p>
                </table:table-cell>
                <table:table-cell table:style-name="Таблица65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61.C3" office:value-type="string">
            <table:table table:name="Таблица66" table:style-name="Таблица66">
              <table:table-column table:style-name="Таблица66.A"/>
              <table:table-row>
                <table:table-cell table:style-name="Таблица66.A1" office:value-type="string">
                  <table:table table:name="Таблица67" table:style-name="Таблица67">
                    <table:table-column table:style-name="Таблица67.A"/>
                    <table:table-column table:style-name="Таблица67.B"/>
                    <table:table-column table:style-name="Таблица67.C"/>
                    <table:table-row>
                      <table:table-cell table:style-name="Таблица67.A1" office:value-type="string">
                        <text:p text:style-name="P49">id</text:p>
                      </table:table-cell>
                      <table:table-cell table:style-name="Таблица67.A1" office:value-type="string">
                        <text:p text:style-name="P49">name</text:p>
                      </table:table-cell>
                      <table:table-cell table:style-name="Таблица67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67.A2" office:value-type="string">
                        <text:p text:style-name="P56">1</text:p>
                      </table:table-cell>
                      <table:table-cell table:style-name="Таблица67.A2" office:value-type="string">
                        <text:p text:style-name="P65">ССС</text:p>
                      </table:table-cell>
                      <table:table-cell table:style-name="Таблица67.C2" office:value-type="string">
                        <text:p text:style-name="P56">0x<text:span text:style-name="T49">10</text:span><text:span text:style-name="T28">3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66.A2" office:value-type="string">
                  <table:table table:name="Таблица68" table:style-name="Таблица68">
                    <table:table-column table:style-name="Таблица68.A"/>
                    <table:table-column table:style-name="Таблица68.B"/>
                    <table:table-column table:style-name="Таблица68.C"/>
                    <table:table-row>
                      <table:table-cell table:style-name="Таблица68.A1" office:value-type="string">
                        <text:p text:style-name="P49">id</text:p>
                      </table:table-cell>
                      <table:table-cell table:style-name="Таблица68.A1" office:value-type="string">
                        <text:p text:style-name="P52">token</text:p>
                      </table:table-cell>
                      <table:table-cell table:style-name="Таблица68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68.A2" office:value-type="string">
                        <text:p text:style-name="P56">1</text:p>
                      </table:table-cell>
                      <table:table-cell table:style-name="Таблица68.A2" office:value-type="string">
                        <text:p text:style-name="P57">0x0<text:span text:style-name="T61">0</text:span>1</text:p>
                      </table:table-cell>
                      <table:table-cell table:style-name="Таблица68.C2" office:value-type="string">
                        <text:p text:style-name="P56">0x<text:span text:style-name="T63">02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61.A2" office:value-type="string">
            <text:p text:style-name="P51"/>
          </table:table-cell>
          <table:table-cell table:style-name="Таблица61.C3" office:value-type="string">
            <text:p text:style-name="P49"/>
          </table:table-cell>
        </table:table-row>
        <table:table-row>
          <table:covered-table-cell/>
          <table:table-cell table:style-name="Таблица61.A2" office:value-type="string">
            <table:table table:name="Таблица69" table:style-name="Таблица69">
              <table:table-column table:style-name="Таблица69.A"/>
              <table:table-column table:style-name="Таблица69.B"/>
              <table:table-column table:style-name="Таблица69.C"/>
              <table:table-row>
                <table:table-cell table:style-name="Таблица69.A1" office:value-type="string">
                  <text:p text:style-name="P51">&gt;&gt;</text:p>
                </table:table-cell>
                <table:table-cell table:style-name="Таблица69.A1" office:value-type="string">
                  <text:p text:style-name="P58"/>
                </table:table-cell>
                <table:table-cell table:style-name="Таблица69.C1" office:value-type="string">
                  <text:p text:style-name="P51">&gt;&gt;</text:p>
                </table:table-cell>
              </table:table-row>
              <table:table-row>
                <table:table-cell table:style-name="Таблица69.A2" office:value-type="string">
                  <text:p text:style-name="P51"><text:soft-page-break/>&lt;&lt;</text:p>
                </table:table-cell>
                <table:table-cell table:style-name="Таблица69.A2" office:value-type="string">
                  <text:p text:style-name="P63"><text:span text:style-name="T8">1+</text:span><text:span text:style-name="T15">DDD</text:span><text:span text:style-name="T8">+0x0</text:span><text:span text:style-name="T13">0</text:span><text:span text:style-name="T8">1+0x01</text:span></text:p>
                </table:table-cell>
                <table:table-cell table:style-name="Таблица69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61.C4" office:value-type="string">
            <table:table table:name="Таблица70" table:style-name="Таблица70">
              <table:table-column table:style-name="Таблица70.A"/>
              <table:table-row>
                <table:table-cell table:style-name="Таблица70.A1" office:value-type="string">
                  <table:table table:name="Таблица71" table:style-name="Таблица71">
                    <table:table-column table:style-name="Таблица71.A"/>
                    <table:table-column table:style-name="Таблица71.B"/>
                    <table:table-column table:style-name="Таблица71.C"/>
                    <table:table-row>
                      <table:table-cell table:style-name="Таблица71.A1" office:value-type="string">
                        <text:p text:style-name="P49">id</text:p>
                      </table:table-cell>
                      <table:table-cell table:style-name="Таблица71.A1" office:value-type="string">
                        <text:p text:style-name="P49">name</text:p>
                      </table:table-cell>
                      <table:table-cell table:style-name="Таблица71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71.A2" office:value-type="string">
                        <text:p text:style-name="P56"><text:soft-page-break/>1</text:p>
                      </table:table-cell>
                      <table:table-cell table:style-name="Таблица71.A2" office:value-type="string">
                        <text:p text:style-name="P61">DDD</text:p>
                      </table:table-cell>
                      <table:table-cell table:style-name="Таблица71.C2" office:value-type="string">
                        <text:p text:style-name="P56">0x<text:span text:style-name="T49">203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70.A2" office:value-type="string">
                  <table:table table:name="Таблица72" table:style-name="Таблица72">
                    <table:table-column table:style-name="Таблица72.A"/>
                    <table:table-column table:style-name="Таблица72.B"/>
                    <table:table-column table:style-name="Таблица72.C"/>
                    <table:table-row>
                      <table:table-cell table:style-name="Таблица72.A1" office:value-type="string">
                        <text:p text:style-name="P49">id</text:p>
                      </table:table-cell>
                      <table:table-cell table:style-name="Таблица72.A1" office:value-type="string">
                        <text:p text:style-name="P52">token</text:p>
                      </table:table-cell>
                      <table:table-cell table:style-name="Таблица72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72.A2" office:value-type="string">
                        <text:p text:style-name="P56">1</text:p>
                      </table:table-cell>
                      <table:table-cell table:style-name="Таблица72.A2" office:value-type="string">
                        <text:p text:style-name="P57">0x0<text:span text:style-name="T61">0</text:span>1</text:p>
                      </table:table-cell>
                      <table:table-cell table:style-name="Таблица72.C2" office:value-type="string">
                        <text:p text:style-name="P56">0x0<text:span text:style-name="T64">3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5"/>
      <text:p text:style-name="P8"><text:span text:style-name="T29">5</text:span>. <text:span text:style-name="T22">Периферийны</text:span><text:span text:style-name="T29">й</text:span><text:span text:style-name="T22"> уз</text:span><text:span text:style-name="T29">ел </text:span><text:span text:style-name="T30">желающий захватить </text:span><text:span text:style-name="T64">mutex 0x0</text:span><text:span text:style-name="T31">2</text:span><text:span text:style-name="T30"> </text:span><text:span text:style-name="T29">успевает первый.</text:span></text:p>
      <text:p text:style-name="P5"/>
      <table:table table:name="Таблица73" table:style-name="Таблица73">
        <table:table-column table:style-name="Таблица73.A" table:number-columns-repeated="3"/>
        <table:table-row>
          <table:table-cell table:style-name="Таблица73.A1" office:value-type="string">
            <text:p text:style-name="P50">Root node</text:p>
          </table:table-cell>
          <table:table-cell table:style-name="Таблица73.A1" office:value-type="string">
            <text:p text:style-name="P50">FIFO queues</text:p>
          </table:table-cell>
          <table:table-cell table:style-name="Таблица73.C1" office:value-type="string">
            <text:p text:style-name="P50">Leaf node<text:span text:style-name="T48">s</text:span></text:p>
          </table:table-cell>
        </table:table-row>
        <table:table-row>
          <table:table-cell table:style-name="Таблица73.A2" table:number-rows-spanned="3" office:value-type="string">
            <table:table table:name="Таблица74" table:style-name="Таблица74">
              <table:table-column table:style-name="Таблица74.A"/>
              <table:table-row>
                <table:table-cell table:style-name="Таблица74.A1" office:value-type="string">
                  <table:table table:name="Таблица75" table:style-name="Таблица75">
                    <table:table-column table:style-name="Таблица75.A"/>
                    <table:table-column table:style-name="Таблица75.B"/>
                    <table:table-column table:style-name="Таблица75.C"/>
                    <table:table-row>
                      <table:table-cell table:style-name="Таблица75.A1" office:value-type="string">
                        <text:p text:style-name="P49">id</text:p>
                      </table:table-cell>
                      <table:table-cell table:style-name="Таблица75.A1" office:value-type="string">
                        <text:p text:style-name="P49">name</text:p>
                      </table:table-cell>
                      <table:table-cell table:style-name="Таблица75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75.A2" office:value-type="string">
                        <text:p text:style-name="P56">1</text:p>
                      </table:table-cell>
                      <table:table-cell table:style-name="Таблица75.A2" office:value-type="string">
                        <text:p text:style-name="P62">CCC</text:p>
                      </table:table-cell>
                      <table:table-cell table:style-name="Таблица75.C2" office:value-type="string">
                        <text:p text:style-name="P56">0x0<text:span text:style-name="T61">03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74.A2" office:value-type="string">
                  <table:table table:name="Таблица76" table:style-name="Таблица76">
                    <table:table-column table:style-name="Таблица76.A"/>
                    <table:table-column table:style-name="Таблица76.B"/>
                    <table:table-column table:style-name="Таблица76.C"/>
                    <table:table-row>
                      <table:table-cell table:style-name="Таблица76.A1" office:value-type="string">
                        <text:p text:style-name="P49">id</text:p>
                      </table:table-cell>
                      <table:table-cell table:style-name="Таблица76.A1" office:value-type="string">
                        <text:p text:style-name="P53">token</text:p>
                      </table:table-cell>
                      <table:table-cell table:style-name="Таблица76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76.A2" office:value-type="string">
                        <text:p text:style-name="P56">1</text:p>
                      </table:table-cell>
                      <table:table-cell table:style-name="Таблица76.A2" office:value-type="string">
                        <text:p text:style-name="P56">0x0<text:span text:style-name="T61">0</text:span>1</text:p>
                      </table:table-cell>
                      <table:table-cell table:style-name="Таблица76.C2" office:value-type="string">
                        <text:p text:style-name="P56">0x0<text:span text:style-name="T31">2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  <table:table-cell table:style-name="Таблица73.A2" office:value-type="string">
            <table:table table:name="Таблица77" table:style-name="Таблица77">
              <table:table-column table:style-name="Таблица77.A"/>
              <table:table-column table:style-name="Таблица77.B"/>
              <table:table-column table:style-name="Таблица77.C"/>
              <table:table-row>
                <table:table-cell table:style-name="Таблица77.A1" office:value-type="string">
                  <text:p text:style-name="P51">&gt;&gt;</text:p>
                </table:table-cell>
                <table:table-cell table:style-name="Таблица77.A1" office:value-type="string">
                  <text:p text:style-name="P63"><text:s/></text:p>
                </table:table-cell>
                <table:table-cell table:style-name="Таблица77.C1" office:value-type="string">
                  <text:p text:style-name="P51">&gt;&gt;</text:p>
                </table:table-cell>
              </table:table-row>
              <table:table-row>
                <table:table-cell table:style-name="Таблица77.A2" office:value-type="string">
                  <text:p text:style-name="P51">&lt;&lt;</text:p>
                </table:table-cell>
                <table:table-cell table:style-name="Таблица77.A2" office:value-type="string">
                  <text:p text:style-name="P57"/>
                </table:table-cell>
                <table:table-cell table:style-name="Таблица77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73.C3" office:value-type="string">
            <table:table table:name="Таблица78" table:style-name="Таблица78">
              <table:table-column table:style-name="Таблица78.A"/>
              <table:table-row>
                <table:table-cell table:style-name="Таблица78.A1" office:value-type="string">
                  <table:table table:name="Таблица79" table:style-name="Таблица79">
                    <table:table-column table:style-name="Таблица79.A"/>
                    <table:table-column table:style-name="Таблица79.B"/>
                    <table:table-column table:style-name="Таблица79.C"/>
                    <table:table-row>
                      <table:table-cell table:style-name="Таблица79.A1" office:value-type="string">
                        <text:p text:style-name="P49">id</text:p>
                      </table:table-cell>
                      <table:table-cell table:style-name="Таблица79.A1" office:value-type="string">
                        <text:p text:style-name="P49">name</text:p>
                      </table:table-cell>
                      <table:table-cell table:style-name="Таблица79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79.A2" office:value-type="string">
                        <text:p text:style-name="P56">1</text:p>
                      </table:table-cell>
                      <table:table-cell table:style-name="Таблица79.A2" office:value-type="string">
                        <text:p text:style-name="P65">ССС</text:p>
                      </table:table-cell>
                      <table:table-cell table:style-name="Таблица79.C2" office:value-type="string">
                        <text:p text:style-name="P56">0x<text:span text:style-name="T49">10</text:span><text:span text:style-name="T28">3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78.A2" office:value-type="string">
                  <table:table table:name="Таблица80" table:style-name="Таблица80">
                    <table:table-column table:style-name="Таблица80.A"/>
                    <table:table-column table:style-name="Таблица80.B"/>
                    <table:table-column table:style-name="Таблица80.C"/>
                    <table:table-row>
                      <table:table-cell table:style-name="Таблица80.A1" office:value-type="string">
                        <text:p text:style-name="P49">id</text:p>
                      </table:table-cell>
                      <table:table-cell table:style-name="Таблица80.A1" office:value-type="string">
                        <text:p text:style-name="P52">token</text:p>
                      </table:table-cell>
                      <table:table-cell table:style-name="Таблица80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80.A2" office:value-type="string">
                        <text:p text:style-name="P56">1</text:p>
                      </table:table-cell>
                      <table:table-cell table:style-name="Таблица80.A2" office:value-type="string">
                        <text:p text:style-name="P57">0x0<text:span text:style-name="T61">0</text:span>1</text:p>
                      </table:table-cell>
                      <table:table-cell table:style-name="Таблица80.C2" office:value-type="string">
                        <text:p text:style-name="P56">0x0<text:span text:style-name="T31">2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covered-table-cell/>
          <table:table-cell table:style-name="Таблица73.A2" office:value-type="string">
            <text:p text:style-name="P51"/>
          </table:table-cell>
          <table:table-cell table:style-name="Таблица73.C3" office:value-type="string">
            <text:p text:style-name="P49"/>
          </table:table-cell>
        </table:table-row>
        <table:table-row>
          <table:covered-table-cell/>
          <table:table-cell table:style-name="Таблица73.A2" office:value-type="string">
            <table:table table:name="Таблица81" table:style-name="Таблица81">
              <table:table-column table:style-name="Таблица81.A"/>
              <table:table-column table:style-name="Таблица81.B"/>
              <table:table-column table:style-name="Таблица81.C"/>
              <table:table-row>
                <table:table-cell table:style-name="Таблица81.A1" office:value-type="string">
                  <text:p text:style-name="P51">&gt;&gt;</text:p>
                </table:table-cell>
                <table:table-cell table:style-name="Таблица81.A1" office:value-type="string">
                  <text:p text:style-name="P63"><text:span text:style-name="T8">1+</text:span><text:span text:style-name="T15">CCC</text:span><text:span text:style-name="T8">+0x0</text:span><text:span text:style-name="T13">0</text:span><text:span text:style-name="T8">1+0x0</text:span><text:span text:style-name="T31">2</text:span></text:p>
                </table:table-cell>
                <table:table-cell table:style-name="Таблица81.C1" office:value-type="string">
                  <text:p text:style-name="P51">&gt;&gt;</text:p>
                </table:table-cell>
              </table:table-row>
              <table:table-row>
                <table:table-cell table:style-name="Таблица81.A2" office:value-type="string">
                  <text:p text:style-name="P51">&lt;&lt;</text:p>
                </table:table-cell>
                <table:table-cell table:style-name="Таблица81.A2" office:value-type="string">
                  <text:p text:style-name="P63"><text:span text:style-name="T8">1+</text:span><text:span text:style-name="T15">DDD</text:span><text:span text:style-name="T8">+0x0</text:span><text:span text:style-name="T13">0</text:span><text:span text:style-name="T8">1+0x01</text:span></text:p>
                </table:table-cell>
                <table:table-cell table:style-name="Таблица81.C2" office:value-type="string">
                  <text:p text:style-name="P51">&lt;&lt;</text:p>
                </table:table-cell>
              </table:table-row>
            </table:table>
            <text:p text:style-name="P64"/>
          </table:table-cell>
          <table:table-cell table:style-name="Таблица73.C4" office:value-type="string">
            <table:table table:name="Таблица82" table:style-name="Таблица82">
              <table:table-column table:style-name="Таблица82.A"/>
              <table:table-row>
                <table:table-cell table:style-name="Таблица82.A1" office:value-type="string">
                  <table:table table:name="Таблица83" table:style-name="Таблица83">
                    <table:table-column table:style-name="Таблица83.A"/>
                    <table:table-column table:style-name="Таблица83.B"/>
                    <table:table-column table:style-name="Таблица83.C"/>
                    <table:table-row>
                      <table:table-cell table:style-name="Таблица83.A1" office:value-type="string">
                        <text:p text:style-name="P49">id</text:p>
                      </table:table-cell>
                      <table:table-cell table:style-name="Таблица83.A1" office:value-type="string">
                        <text:p text:style-name="P49">name</text:p>
                      </table:table-cell>
                      <table:table-cell table:style-name="Таблица83.C1" office:value-type="string">
                        <text:p text:style-name="P49">version</text:p>
                      </table:table-cell>
                    </table:table-row>
                    <table:table-row>
                      <table:table-cell table:style-name="Таблица83.A2" office:value-type="string">
                        <text:p text:style-name="P56">1</text:p>
                      </table:table-cell>
                      <table:table-cell table:style-name="Таблица83.A2" office:value-type="string">
                        <text:p text:style-name="P61">DDD</text:p>
                      </table:table-cell>
                      <table:table-cell table:style-name="Таблица83.C2" office:value-type="string">
                        <text:p text:style-name="P56">0x<text:span text:style-name="T49">203</text:span>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Таблица82.A2" office:value-type="string">
                  <table:table table:name="Таблица84" table:style-name="Таблица84">
                    <table:table-column table:style-name="Таблица84.A"/>
                    <table:table-column table:style-name="Таблица84.B"/>
                    <table:table-column table:style-name="Таблица84.C"/>
                    <table:table-row>
                      <table:table-cell table:style-name="Таблица84.A1" office:value-type="string">
                        <text:p text:style-name="P49">id</text:p>
                      </table:table-cell>
                      <table:table-cell table:style-name="Таблица84.A1" office:value-type="string">
                        <text:p text:style-name="P52">token</text:p>
                      </table:table-cell>
                      <table:table-cell table:style-name="Таблица84.C1" office:value-type="string">
                        <text:p text:style-name="P55">mutex</text:p>
                      </table:table-cell>
                    </table:table-row>
                    <table:table-row>
                      <table:table-cell table:style-name="Таблица84.A2" office:value-type="string">
                        <text:p text:style-name="P56">1</text:p>
                      </table:table-cell>
                      <table:table-cell table:style-name="Таблица84.A2" office:value-type="string">
                        <text:p text:style-name="P57">0x0<text:span text:style-name="T61">0</text:span>1</text:p>
                      </table:table-cell>
                      <table:table-cell table:style-name="Таблица84.C2" office:value-type="string">
                        <text:p text:style-name="P56">0x0<text:span text:style-name="T31">3</text:span>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8:35.771000000</meta:creation-date>
    <meta:generator>LibreOffice/5.4.7.2$Windows_X86_64 LibreOffice_project/c838ef25c16710f8838b1faec480ebba495259d0</meta:generator>
    <dc:date>2021-02-02T11:05:38.688000000</dc:date>
    <meta:editing-duration>PT16H12M53S</meta:editing-duration>
    <meta:editing-cycles>134</meta:editing-cycles>
    <meta:document-statistic meta:table-count="84" meta:image-count="0" meta:object-count="0" meta:page-count="6" meta:paragraph-count="416" meta:word-count="1212" meta:character-count="8013" meta:non-whitespace-character-count="7138"/>
  </office:meta>
</office:document-meta>
</file>